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1.1772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64">
            <text:p>6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44">
            <text:p>14.4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94">
            <text:p>19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6366">
            <text:p>636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8420">
            <text:p>842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426">
            <text:p>1142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07">
            <text:p>2020-11-0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3 - 1.33)">
            <text:p>(0.93 - 1.3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4.375">
            <text:p>84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7251308900524">
            <text:p>0.1472513089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787815917875">
            <text:p>1.5578781592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0458808645112">
            <text:p>5.045880864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4.5">
            <text:p>84.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37462834489594">
            <text:p>0.0837462834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0685833445472">
            <text:p>1.3068583345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61868016964044">
            <text:p>8.618680169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91.75">
            <text:p>91.7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67140468227425">
            <text:p>0.076714046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8003385204025">
            <text:p>1.280033852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3777707920412">
            <text:p>9.37777079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9.875">
            <text:p>89.8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913363821138211">
            <text:p>0.0913363821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3602831340575">
            <text:p>1.3360283134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7.93047502023124">
            <text:p>7.930475020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26">
            <text:p>1026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84.625">
            <text:p>84.625</text:p>
          </table:table-cell>
          <table:table-cell office:value-type="float" office:value="0.196629213483146">
            <text:p>0.1966292135</text:p>
          </table:table-cell>
          <table:table-cell office:value-type="float" office:value="0.162790697674419">
            <text:p>0.1627906977</text:p>
          </table:table-cell>
          <table:table-cell office:value-type="float" office:value="0.0824805068226121">
            <text:p>0.0824805068</text:p>
          </table:table-cell>
          <table:table-cell office:value-type="float" office:value="1.76398182047721">
            <text:p>1.7639818205</text:p>
          </table:table-cell>
          <table:table-cell office:value-type="float" office:value="1.62170903190914">
            <text:p>1.6217090319</text:p>
          </table:table-cell>
          <table:table-cell office:value-type="float" office:value="1.30201572053034">
            <text:p>1.3020157205</text:p>
          </table:table-cell>
          <table:table-cell office:value-type="float" office:value="3.86135884870175">
            <text:p>3.8613588487</text:p>
          </table:table-cell>
          <table:table-cell office:value-type="float" office:value="4.59576912880888">
            <text:p>4.5957691288</text:p>
          </table:table-cell>
          <table:table-cell office:value-type="float" office:value="8.74576576851889">
            <text:p>8.745765768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3.125">
            <text:p>43.12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51466992665037">
            <text:p>0.0351466993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2543461675265">
            <text:p>1.125434616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0.0661224677066">
            <text:p>20.066122467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54">
            <text:p>1254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84.5">
            <text:p>84.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7384370015949">
            <text:p>0.06738437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4474497556782">
            <text:p>1.244744975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6292753319795">
            <text:p>10.62927533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8">
            <text:p>658</text:p>
          </table:table-cell>
          <table:table-cell office:value-type="float" office:value="1542">
            <text:p>1542</text:p>
          </table:table-cell>
          <table:table-cell office:value-type="float" office:value="60.375">
            <text:p>60.375</text:p>
          </table:table-cell>
          <table:table-cell office:value-type="float" office:value="53">
            <text:p>53</text:p>
          </table:table-cell>
          <table:table-cell office:value-type="float" office:value="115.5">
            <text:p>115.5</text:p>
          </table:table-cell>
          <table:table-cell office:value-type="float" office:value="0.181852409638554">
            <text:p>0.1818524096</text:p>
          </table:table-cell>
          <table:table-cell office:value-type="float" office:value="0.0805471124620061">
            <text:p>0.0805471125</text:p>
          </table:table-cell>
          <table:table-cell office:value-type="float" office:value="0.0749027237354086">
            <text:p>0.0749027237</text:p>
          </table:table-cell>
          <table:table-cell office:value-type="float" office:value="1.70130121956198">
            <text:p>1.7013012196</text:p>
          </table:table-cell>
          <table:table-cell office:value-type="float" office:value="1.29463105477592">
            <text:p>1.2946310548</text:p>
          </table:table-cell>
          <table:table-cell office:value-type="float" office:value="1.27315595239898">
            <text:p>1.2731559524</text:p>
          </table:table-cell>
          <table:table-cell office:value-type="float" office:value="4.14851893196242">
            <text:p>4.148518932</text:p>
          </table:table-cell>
          <table:table-cell office:value-type="float" office:value="8.94758697749193">
            <text:p>8.9475869775</text:p>
          </table:table-cell>
          <table:table-cell office:value-type="float" office:value="9.59636673096185">
            <text:p>9.59636673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44">
            <text:p>644</text:p>
          </table:table-cell>
          <table:table-cell office:value-type="float" office:value="1403">
            <text:p>1403</text:p>
          </table:table-cell>
          <table:table-cell office:value-type="float" office:value="55.75">
            <text:p>55.75</text:p>
          </table:table-cell>
          <table:table-cell office:value-type="float" office:value="75.75">
            <text:p>75.75</text:p>
          </table:table-cell>
          <table:table-cell office:value-type="float" office:value="151.25">
            <text:p>151.25</text:p>
          </table:table-cell>
          <table:table-cell office:value-type="float" office:value="0.160201149425287">
            <text:p>0.1602011494</text:p>
          </table:table-cell>
          <table:table-cell office:value-type="float" office:value="0.117624223602484">
            <text:p>0.1176242236</text:p>
          </table:table-cell>
          <table:table-cell office:value-type="float" office:value="0.107804704205274">
            <text:p>0.1078047042</text:p>
          </table:table-cell>
          <table:table-cell office:value-type="float" office:value="1.61100626321178">
            <text:p>1.6110062632</text:p>
          </table:table-cell>
          <table:table-cell office:value-type="float" office:value="1.43880228024575">
            <text:p>1.4388022802</text:p>
          </table:table-cell>
          <table:table-cell office:value-type="float" office:value="1.40009529904608">
            <text:p>1.400095299</text:p>
          </table:table-cell>
          <table:table-cell office:value-type="float" office:value="4.66472403883309">
            <text:p>4.6647240388</text:p>
          </table:table-cell>
          <table:table-cell office:value-type="float" office:value="6.23304629138575">
            <text:p>6.2330462914</text:p>
          </table:table-cell>
          <table:table-cell office:value-type="float" office:value="6.77031706517479">
            <text:p>6.770317065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96">
            <text:p>796</text:p>
          </table:table-cell>
          <table:table-cell office:value-type="float" office:value="1833">
            <text:p>1833</text:p>
          </table:table-cell>
          <table:table-cell office:value-type="float" office:value="13.75">
            <text:p>13.75</text:p>
          </table:table-cell>
          <table:table-cell office:value-type="float" office:value="70.25">
            <text:p>70.25</text:p>
          </table:table-cell>
          <table:table-cell office:value-type="float" office:value="315.5">
            <text:p>315.5</text:p>
          </table:table-cell>
          <table:table-cell office:value-type="float" office:value="0.0376712328767123">
            <text:p>0.0376712329</text:p>
          </table:table-cell>
          <table:table-cell office:value-type="float" office:value="0.0882537688442211">
            <text:p>0.0882537688</text:p>
          </table:table-cell>
          <table:table-cell office:value-type="float" office:value="0.172122204037098">
            <text:p>0.172122204</text:p>
          </table:table-cell>
          <table:table-cell office:value-type="float" office:value="1.13463079376994">
            <text:p>1.1346307938</text:p>
          </table:table-cell>
          <table:table-cell office:value-type="float" office:value="1.32415409727658">
            <text:p>1.3241540973</text:p>
          </table:table-cell>
          <table:table-cell office:value-type="float" office:value="1.66049477825011">
            <text:p>1.6604947783</text:p>
          </table:table-cell>
          <table:table-cell office:value-type="float" office:value="18.7443446228369">
            <text:p>18.7443446228</text:p>
          </table:table-cell>
          <table:table-cell office:value-type="float" office:value="8.19571253474621">
            <text:p>8.1957125347</text:p>
          </table:table-cell>
          <table:table-cell office:value-type="float" office:value="4.36446816015283">
            <text:p>4.364468160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2018">
            <text:p>2018</text:p>
          </table:table-cell>
          <table:table-cell office:value-type="float" office:value="41">
            <text:p>41</text:p>
          </table:table-cell>
          <table:table-cell office:value-type="float" office:value="34.875">
            <text:p>34.875</text:p>
          </table:table-cell>
          <table:table-cell office:value-type="float" office:value="163">
            <text:p>163</text:p>
          </table:table-cell>
          <table:table-cell office:value-type="float" office:value="0.119883040935673">
            <text:p>0.1198830409</text:p>
          </table:table-cell>
          <table:table-cell office:value-type="float" office:value="0.04541015625">
            <text:p>0.0454101563</text:p>
          </table:table-cell>
          <table:table-cell office:value-type="float" office:value="0.0807730426164519">
            <text:p>0.0807730426</text:p>
          </table:table-cell>
          <table:table-cell office:value-type="float" office:value="1.44775965254266">
            <text:p>1.4477596525</text:p>
          </table:table-cell>
          <table:table-cell office:value-type="float" office:value="1.16297722816467">
            <text:p>1.1629772282</text:p>
          </table:table-cell>
          <table:table-cell office:value-type="float" office:value="1.29549324660808">
            <text:p>1.2954932466</text:p>
          </table:table-cell>
          <table:table-cell office:value-type="float" office:value="6.1218967455604">
            <text:p>6.1218967456</text:p>
          </table:table-cell>
          <table:table-cell office:value-type="float" office:value="15.608152855994">
            <text:p>15.608152856</text:p>
          </table:table-cell>
          <table:table-cell office:value-type="float" office:value="8.92350450859032">
            <text:p>8.923504508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23">
            <text:p>923</text:p>
          </table:table-cell>
          <table:table-cell office:value-type="float" office:value="1944">
            <text:p>1944</text:p>
          </table:table-cell>
          <table:table-cell office:value-type="float" office:value="63">
            <text:p>63</text:p>
          </table:table-cell>
          <table:table-cell office:value-type="float" office:value="68.25">
            <text:p>68.25</text:p>
          </table:table-cell>
          <table:table-cell office:value-type="float" office:value="58.75">
            <text:p>58.75</text:p>
          </table:table-cell>
          <table:table-cell office:value-type="float" office:value="0.192073170731707">
            <text:p>0.1920731707</text:p>
          </table:table-cell>
          <table:table-cell office:value-type="float" office:value="0.073943661971831">
            <text:p>0.073943662</text:p>
          </table:table-cell>
          <table:table-cell office:value-type="float" office:value="0.0302211934156379">
            <text:p>0.0302211934</text:p>
          </table:table-cell>
          <table:table-cell office:value-type="float" office:value="1.74456461927424">
            <text:p>1.7445646193</text:p>
          </table:table-cell>
          <table:table-cell office:value-type="float" office:value="1.26951944058719">
            <text:p>1.2695194406</text:p>
          </table:table-cell>
          <table:table-cell office:value-type="float" office:value="1.1075642851964">
            <text:p>1.1075642852</text:p>
          </table:table-cell>
          <table:table-cell office:value-type="float" office:value="3.94519660035425">
            <text:p>3.9451966004</text:p>
          </table:table-cell>
          <table:table-cell office:value-type="float" office:value="9.71644376379255">
            <text:p>9.7164437638</text:p>
          </table:table-cell>
          <table:table-cell office:value-type="float" office:value="23.2806515995107">
            <text:p>23.280651599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22">
            <text:p>1022</text:p>
          </table:table-cell>
          <table:table-cell office:value-type="float" office:value="2307">
            <text:p>2307</text:p>
          </table:table-cell>
          <table:table-cell office:value-type="float" office:value="77.5">
            <text:p>77.5</text:p>
          </table:table-cell>
          <table:table-cell office:value-type="float" office:value="150.75">
            <text:p>150.75</text:p>
          </table:table-cell>
          <table:table-cell office:value-type="float" office:value="82.25">
            <text:p>82.25</text:p>
          </table:table-cell>
          <table:table-cell office:value-type="float" office:value="0.215277777777778">
            <text:p>0.2152777778</text:p>
          </table:table-cell>
          <table:table-cell office:value-type="float" office:value="0.147504892367906">
            <text:p>0.1475048924</text:p>
          </table:table-cell>
          <table:table-cell office:value-type="float" office:value="0.0356523623753793">
            <text:p>0.0356523624</text:p>
          </table:table-cell>
          <table:table-cell office:value-type="float" office:value="1.8443074845679">
            <text:p>1.8443074846</text:p>
          </table:table-cell>
          <table:table-cell office:value-type="float" office:value="1.55891220210171">
            <text:p>1.5589122021</text:p>
          </table:table-cell>
          <table:table-cell office:value-type="float" office:value="1.127274606562">
            <text:p>1.1272746066</text:p>
          </table:table-cell>
          <table:table-cell office:value-type="float" office:value="3.55509910750109">
            <text:p>3.5550991075</text:p>
          </table:table-cell>
          <table:table-cell office:value-type="float" office:value="5.03777564586051">
            <text:p>5.0377756459</text:p>
          </table:table-cell>
          <table:table-cell office:value-type="float" office:value="19.7863804722024">
            <text:p>19.7863804722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05">
            <text:p>1205</text:p>
          </table:table-cell>
          <table:table-cell office:value-type="float" office:value="3121">
            <text:p>3121</text:p>
          </table:table-cell>
          <table:table-cell office:value-type="float" office:value="98.625">
            <text:p>98.625</text:p>
          </table:table-cell>
          <table:table-cell office:value-type="float" office:value="61">
            <text:p>61</text:p>
          </table:table-cell>
          <table:table-cell office:value-type="float" office:value="40.625">
            <text:p>40.625</text:p>
          </table:table-cell>
          <table:table-cell office:value-type="float" office:value="0.265120967741936">
            <text:p>0.2651209677</text:p>
          </table:table-cell>
          <table:table-cell office:value-type="float" office:value="0.0506224066390042">
            <text:p>0.0506224066</text:p>
          </table:table-cell>
          <table:table-cell office:value-type="float" office:value="0.0130166613264979">
            <text:p>0.0130166613</text:p>
          </table:table-cell>
          <table:table-cell office:value-type="float" office:value="2.06569007706816">
            <text:p>2.0656900771</text:p>
          </table:table-cell>
          <table:table-cell office:value-type="float" office:value="1.18220117422221">
            <text:p>1.1822011742</text:p>
          </table:table-cell>
          <table:table-cell office:value-type="float" office:value="1.04589040424804">
            <text:p>1.0458904042</text:p>
          </table:table-cell>
          <table:table-cell office:value-type="float" office:value="2.94745855848188">
            <text:p>2.9474585585</text:p>
          </table:table-cell>
          <table:table-cell office:value-type="float" office:value="14.0362188295159">
            <text:p>14.03621882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593">
            <text:p>593</text:p>
          </table:table-cell>
          <table:table-cell office:value-type="float" office:value="1208">
            <text:p>1208</text:p>
          </table:table-cell>
          <table:table-cell office:value-type="float" office:value="2716">
            <text:p>2716</text:p>
          </table:table-cell>
          <table:table-cell office:value-type="float" office:value="54.625">
            <text:p>54.625</text:p>
          </table:table-cell>
          <table:table-cell office:value-type="float" office:value="96.25">
            <text:p>96.25</text:p>
          </table:table-cell>
          <table:table-cell office:value-type="float" office:value="202">
            <text:p>202</text:p>
          </table:table-cell>
          <table:table-cell office:value-type="float" office:value="0.0921163575042158">
            <text:p>0.0921163575</text:p>
          </table:table-cell>
          <table:table-cell office:value-type="float" office:value="0.0796771523178808">
            <text:p>0.0796771523</text:p>
          </table:table-cell>
          <table:table-cell office:value-type="float" office:value="0.0743740795287187">
            <text:p>0.0743740795</text:p>
          </table:table-cell>
          <table:table-cell office:value-type="float" office:value="1.33903868097165">
            <text:p>1.339038681</text:p>
          </table:table-cell>
          <table:table-cell office:value-type="float" office:value="1.2913129923715">
            <text:p>1.2913129924</text:p>
          </table:table-cell>
          <table:table-cell office:value-type="float" office:value="1.27115102561377">
            <text:p>1.2711510256</text:p>
          </table:table-cell>
          <table:table-cell office:value-type="float" office:value="7.86617597614">
            <text:p>7.8661759761</text:p>
          </table:table-cell>
          <table:table-cell office:value-type="float" office:value="9.04159306113781">
            <text:p>9.0415930611</text:p>
          </table:table-cell>
          <table:table-cell office:value-type="float" office:value="9.66217148141681">
            <text:p>9.662171481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1256">
            <text:p>1256</text:p>
          </table:table-cell>
          <table:table-cell office:value-type="float" office:value="2771">
            <text:p>2771</text:p>
          </table:table-cell>
          <table:table-cell office:value-type="float" office:value="77">
            <text:p>77</text:p>
          </table:table-cell>
          <table:table-cell office:value-type="float" office:value="184">
            <text:p>184</text:p>
          </table:table-cell>
          <table:table-cell office:value-type="float" office:value="124.25">
            <text:p>124.25</text:p>
          </table:table-cell>
          <table:table-cell office:value-type="float" office:value="0.111111111111111">
            <text:p>0.1111111111</text:p>
          </table:table-cell>
          <table:table-cell office:value-type="float" office:value="0.146496815286624">
            <text:p>0.1464968153</text:p>
          </table:table-cell>
          <table:table-cell office:value-type="float" office:value="0.0448394081559004">
            <text:p>0.0448394082</text:p>
          </table:table-cell>
          <table:table-cell office:value-type="float" office:value="1.41308641975309">
            <text:p>1.4130864198</text:p>
          </table:table-cell>
          <table:table-cell office:value-type="float" office:value="1.55480303460587">
            <text:p>1.5548030346</text:p>
          </table:table-cell>
          <table:table-cell office:value-type="float" office:value="1.16087865069224">
            <text:p>1.1608786507</text:p>
          </table:table-cell>
          <table:table-cell office:value-type="float" office:value="6.57881347896058">
            <text:p>6.578813479</text:p>
          </table:table-cell>
          <table:table-cell office:value-type="float" office:value="5.07016223753108">
            <text:p>5.0701622375</text:p>
          </table:table-cell>
          <table:table-cell office:value-type="float" office:value="15.8024773564865">
            <text:p>15.802477356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17">
            <text:p>717</text:p>
          </table:table-cell>
          <table:table-cell office:value-type="float" office:value="1384">
            <text:p>1384</text:p>
          </table:table-cell>
          <table:table-cell office:value-type="float" office:value="3179">
            <text:p>3179</text:p>
          </table:table-cell>
          <table:table-cell office:value-type="float" office:value="21.375">
            <text:p>21.375</text:p>
          </table:table-cell>
          <table:table-cell office:value-type="float" office:value="101.75">
            <text:p>101.75</text:p>
          </table:table-cell>
          <table:table-cell office:value-type="float" office:value="132.875">
            <text:p>132.875</text:p>
          </table:table-cell>
          <table:table-cell office:value-type="float" office:value="0.0298117154811716">
            <text:p>0.0298117155</text:p>
          </table:table-cell>
          <table:table-cell office:value-type="float" office:value="0.0735187861271676">
            <text:p>0.0735187861</text:p>
          </table:table-cell>
          <table:table-cell office:value-type="float" office:value="0.0417977351368355">
            <text:p>0.0417977351</text:p>
          </table:table-cell>
          <table:table-cell office:value-type="float" office:value="1.10608293140876">
            <text:p>1.1060829314</text:p>
          </table:table-cell>
          <table:table-cell office:value-type="float" office:value="1.26790957479577">
            <text:p>1.2679095748</text:p>
          </table:table-cell>
          <table:table-cell office:value-type="float" office:value="1.14971629227756">
            <text:p>1.1497162923</text:p>
          </table:table-cell>
          <table:table-cell office:value-type="float" office:value="23.5957085321389">
            <text:p>23.5957085321</text:p>
          </table:table-cell>
          <table:table-cell office:value-type="float" office:value="9.77064027977758">
            <text:p>9.7706402798</text:p>
          </table:table-cell>
          <table:table-cell office:value-type="float" office:value="16.9275753944677">
            <text:p>16.927575394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08">
            <text:p>808</text:p>
          </table:table-cell>
          <table:table-cell office:value-type="float" office:value="1623">
            <text:p>1623</text:p>
          </table:table-cell>
          <table:table-cell office:value-type="float" office:value="3738">
            <text:p>3738</text:p>
          </table:table-cell>
          <table:table-cell office:value-type="float" office:value="41.5">
            <text:p>41.5</text:p>
          </table:table-cell>
          <table:table-cell office:value-type="float" office:value="152.5">
            <text:p>152.5</text:p>
          </table:table-cell>
          <table:table-cell office:value-type="float" office:value="71.75">
            <text:p>71.75</text:p>
          </table:table-cell>
          <table:table-cell office:value-type="float" office:value="0.0513613861386139">
            <text:p>0.0513613861</text:p>
          </table:table-cell>
          <table:table-cell office:value-type="float" office:value="0.0939617991373999">
            <text:p>0.0939617991</text:p>
          </table:table-cell>
          <table:table-cell office:value-type="float" office:value="0.0191947565543071">
            <text:p>0.0191947566</text:p>
          </table:table-cell>
          <table:table-cell office:value-type="float" office:value="1.18493531577786">
            <text:p>1.1849353158</text:p>
          </table:table-cell>
          <table:table-cell office:value-type="float" office:value="1.34617078358729">
            <text:p>1.3461707836</text:p>
          </table:table-cell>
          <table:table-cell office:value-type="float" office:value="1.06790378775127">
            <text:p>1.0679037878</text:p>
          </table:table-cell>
          <table:table-cell office:value-type="float" office:value="13.8391727310003">
            <text:p>13.839172731</text:p>
          </table:table-cell>
          <table:table-cell office:value-type="float" office:value="7.71829099399892">
            <text:p>7.7182909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857">
            <text:p>857</text:p>
          </table:table-cell>
          <table:table-cell office:value-type="float" office:value="1854">
            <text:p>1854</text:p>
          </table:table-cell>
          <table:table-cell office:value-type="float" office:value="3986">
            <text:p>3986</text:p>
          </table:table-cell>
          <table:table-cell office:value-type="float" office:value="80">
            <text:p>80</text:p>
          </table:table-cell>
          <table:table-cell office:value-type="float" office:value="71.75">
            <text:p>71.75</text:p>
          </table:table-cell>
          <table:table-cell office:value-type="float" office:value="146.25">
            <text:p>146.25</text:p>
          </table:table-cell>
          <table:table-cell office:value-type="float" office:value="0.0933488914819137">
            <text:p>0.0933488915</text:p>
          </table:table-cell>
          <table:table-cell office:value-type="float" office:value="0.0387001078748652">
            <text:p>0.0387001079</text:p>
          </table:table-cell>
          <table:table-cell office:value-type="float" office:value="0.0366909182137481">
            <text:p>0.0366909182</text:p>
          </table:table-cell>
          <table:table-cell office:value-type="float" office:value="1.34380059064687">
            <text:p>1.3438005906</text:p>
          </table:table-cell>
          <table:table-cell office:value-type="float" office:value="1.1383858663271">
            <text:p>1.1383858663</text:p>
          </table:table-cell>
          <table:table-cell office:value-type="float" office:value="1.13105681176768">
            <text:p>1.1310568118</text:p>
          </table:table-cell>
          <table:table-cell office:value-type="float" office:value="7.76675843185523">
            <text:p>7.7667584319</text:p>
          </table:table-cell>
          <table:table-cell office:value-type="float" office:value="18.2551103416584">
            <text:p>18.2551103417</text:p>
          </table:table-cell>
          <table:table-cell office:value-type="float" office:value="19.2360112940636">
            <text:p>19.236011294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95">
            <text:p>795</text:p>
          </table:table-cell>
          <table:table-cell office:value-type="float" office:value="1718">
            <text:p>1718</text:p>
          </table:table-cell>
          <table:table-cell office:value-type="float" office:value="4115">
            <text:p>4115</text:p>
          </table:table-cell>
          <table:table-cell office:value-type="float" office:value="27.25">
            <text:p>27.25</text:p>
          </table:table-cell>
          <table:table-cell office:value-type="float" office:value="121.625">
            <text:p>121.625</text:p>
          </table:table-cell>
          <table:table-cell office:value-type="float" office:value="75.625">
            <text:p>75.625</text:p>
          </table:table-cell>
          <table:table-cell office:value-type="float" office:value="0.0342767295597484">
            <text:p>0.0342767296</text:p>
          </table:table-cell>
          <table:table-cell office:value-type="float" office:value="0.0707945285215367">
            <text:p>0.0707945285</text:p>
          </table:table-cell>
          <table:table-cell office:value-type="float" office:value="0.0183778857837181">
            <text:p>0.0183778858</text:p>
          </table:table-cell>
          <table:table-cell office:value-type="float" office:value="1.12227134607017">
            <text:p>1.1222713461</text:p>
          </table:table-cell>
          <table:table-cell office:value-type="float" office:value="1.25760410575181">
            <text:p>1.2576041058</text:p>
          </table:table-cell>
          <table:table-cell office:value-type="float" office:value="1.06498458374734">
            <text:p>1.0649845837</text:p>
          </table:table-cell>
          <table:table-cell office:value-type="float" office:value="20.5667189585825">
            <text:p>20.5667189586</text:p>
          </table:table-cell>
          <table:table-cell office:value-type="float" office:value="10.1335939745607">
            <text:p>10.1335939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88">
            <text:p>888</text:p>
          </table:table-cell>
          <table:table-cell office:value-type="float" office:value="1916">
            <text:p>1916</text:p>
          </table:table-cell>
          <table:table-cell office:value-type="float" office:value="4847">
            <text:p>4847</text:p>
          </table:table-cell>
          <table:table-cell office:value-type="float" office:value="37.75">
            <text:p>37.75</text:p>
          </table:table-cell>
          <table:table-cell office:value-type="float" office:value="35.875">
            <text:p>35.875</text:p>
          </table:table-cell>
          <table:table-cell office:value-type="float" office:value="33.5">
            <text:p>33.5</text:p>
          </table:table-cell>
          <table:table-cell office:value-type="float" office:value="0.0425112612612613">
            <text:p>0.0425112613</text:p>
          </table:table-cell>
          <table:table-cell office:value-type="float" office:value="0.0187239039665971">
            <text:p>0.018723904</text:p>
          </table:table-cell>
          <table:table-cell office:value-type="float" office:value="0.00691149164431607">
            <text:p>0.0069114916</text:p>
          </table:table-cell>
          <table:table-cell office:value-type="float" office:value="1.1523315407891">
            <text:p>1.1523315408</text:p>
          </table:table-cell>
          <table:table-cell office:value-type="float" office:value="1.0662208096594">
            <text:p>1.0662208097</text:p>
          </table:table-cell>
          <table:table-cell office:value-type="float" office:value="1.02428384743994">
            <text:p>1.0242838474</text:p>
          </table:table-cell>
          <table:table-cell office:value-type="float" office:value="16.6491939421223">
            <text:p>16.64919394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092">
            <text:p>1092</text:p>
          </table:table-cell>
          <table:table-cell office:value-type="float" office:value="2047">
            <text:p>2047</text:p>
          </table:table-cell>
          <table:table-cell office:value-type="float" office:value="4139">
            <text:p>4139</text:p>
          </table:table-cell>
          <table:table-cell office:value-type="float" office:value="18.875">
            <text:p>18.875</text:p>
          </table:table-cell>
          <table:table-cell office:value-type="float" office:value="118.625">
            <text:p>118.625</text:p>
          </table:table-cell>
          <table:table-cell office:value-type="float" office:value="281">
            <text:p>281</text:p>
          </table:table-cell>
          <table:table-cell office:value-type="float" office:value="0.0172847985347985">
            <text:p>0.0172847985</text:p>
          </table:table-cell>
          <table:table-cell office:value-type="float" office:value="0.0579506595017098">
            <text:p>0.0579506595</text:p>
          </table:table-cell>
          <table:table-cell office:value-type="float" office:value="0.0678907948779899">
            <text:p>0.0678907949</text:p>
          </table:table-cell>
          <table:table-cell office:value-type="float" office:value="1.06108237282216">
            <text:p>1.0610823728</text:p>
          </table:table-cell>
          <table:table-cell office:value-type="float" office:value="1.20940953497188">
            <text:p>1.209409535</text:p>
          </table:table-cell>
          <table:table-cell office:value-type="float" office:value="1.24665173573013">
            <text:p>1.2466517357</text:p>
          </table:table-cell>
          <table:table-cell office:value-type="float" office:value="0">
            <text:p>0</text:p>
          </table:table-cell>
          <table:table-cell office:value-type="float" office:value="12.3043084504525">
            <text:p>12.3043084505</text:p>
          </table:table-cell>
          <table:table-cell office:value-type="float" office:value="10.5525170173653">
            <text:p>10.552517017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80">
            <text:p>1080</text:p>
          </table:table-cell>
          <table:table-cell office:value-type="float" office:value="2040">
            <text:p>2040</text:p>
          </table:table-cell>
          <table:table-cell office:value-type="float" office:value="5253">
            <text:p>5253</text:p>
          </table:table-cell>
          <table:table-cell office:value-type="float" office:value="50.875">
            <text:p>50.875</text:p>
          </table:table-cell>
          <table:table-cell office:value-type="float" office:value="198">
            <text:p>198</text:p>
          </table:table-cell>
          <table:table-cell office:value-type="float" office:value="155.625">
            <text:p>155.625</text:p>
          </table:table-cell>
          <table:table-cell office:value-type="float" office:value="0.0471064814814815">
            <text:p>0.0471064815</text:p>
          </table:table-cell>
          <table:table-cell office:value-type="float" office:value="0.0970588235294118">
            <text:p>0.0970588235</text:p>
          </table:table-cell>
          <table:table-cell office:value-type="float" office:value="0.0296259280411194">
            <text:p>0.029625928</text:p>
          </table:table-cell>
          <table:table-cell office:value-type="float" office:value="1.16922196555641">
            <text:p>1.1692219656</text:p>
          </table:table-cell>
          <table:table-cell office:value-type="float" office:value="1.35816989619377">
            <text:p>1.3581698962</text:p>
          </table:table-cell>
          <table:table-cell office:value-type="float" office:value="1.10541103154402">
            <text:p>1.1054110315</text:p>
          </table:table-cell>
          <table:table-cell office:value-type="float" office:value="15.0583906248694">
            <text:p>15.0583906249</text:p>
          </table:table-cell>
          <table:table-cell office:value-type="float" office:value="7.48274008065157">
            <text:p>7.4827400807</text:p>
          </table:table-cell>
          <table:table-cell office:value-type="float" office:value="23.74152746628">
            <text:p>23.741527466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150">
            <text:p>1150</text:p>
          </table:table-cell>
          <table:table-cell office:value-type="float" office:value="2180">
            <text:p>2180</text:p>
          </table:table-cell>
          <table:table-cell office:value-type="float" office:value="3677">
            <text:p>3677</text:p>
          </table:table-cell>
          <table:table-cell office:value-type="float" office:value="68.25">
            <text:p>68.25</text:p>
          </table:table-cell>
          <table:table-cell office:value-type="float" office:value="156.25">
            <text:p>156.25</text:p>
          </table:table-cell>
          <table:table-cell office:value-type="float" office:value="263.125">
            <text:p>263.125</text:p>
          </table:table-cell>
          <table:table-cell office:value-type="float" office:value="0.0593478260869565">
            <text:p>0.0593478261</text:p>
          </table:table-cell>
          <table:table-cell office:value-type="float" office:value="0.0716743119266055">
            <text:p>0.0716743119</text:p>
          </table:table-cell>
          <table:table-cell office:value-type="float" office:value="0.0715596954038618">
            <text:p>0.0715596954</text:p>
          </table:table-cell>
          <table:table-cell office:value-type="float" office:value="1.21462083364839">
            <text:p>1.2146208336</text:p>
          </table:table-cell>
          <table:table-cell office:value-type="float" office:value="1.26092901744382">
            <text:p>1.2609290174</text:p>
          </table:table-cell>
          <table:table-cell office:value-type="float" office:value="1.26049568232585">
            <text:p>1.2604956823</text:p>
          </table:table-cell>
          <table:table-cell office:value-type="float" office:value="12.0226466226973">
            <text:p>12.0226466227</text:p>
          </table:table-cell>
          <table:table-cell office:value-type="float" office:value="10.0133649415022">
            <text:p>10.0133649415</text:p>
          </table:table-cell>
          <table:table-cell office:value-type="float" office:value="10.0288607348852">
            <text:p>10.028860734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220">
            <text:p>1220</text:p>
          </table:table-cell>
          <table:table-cell office:value-type="float" office:value="2380">
            <text:p>2380</text:p>
          </table:table-cell>
          <table:table-cell office:value-type="float" office:value="4206">
            <text:p>4206</text:p>
          </table:table-cell>
          <table:table-cell office:value-type="float" office:value="55.75">
            <text:p>55.75</text:p>
          </table:table-cell>
          <table:table-cell office:value-type="float" office:value="84">
            <text:p>84</text:p>
          </table:table-cell>
          <table:table-cell office:value-type="float" office:value="268.25">
            <text:p>268.25</text:p>
          </table:table-cell>
          <table:table-cell office:value-type="float" office:value="0.0456967213114754">
            <text:p>0.0456967213</text:p>
          </table:table-cell>
          <table:table-cell office:value-type="float" office:value="0.0352941176470588">
            <text:p>0.0352941176</text:p>
          </table:table-cell>
          <table:table-cell office:value-type="float" office:value="0.0637779362815026">
            <text:p>0.0637779363</text:p>
          </table:table-cell>
          <table:table-cell office:value-type="float" office:value="1.16403137765386">
            <text:p>1.1640313777</text:p>
          </table:table-cell>
          <table:table-cell office:value-type="float" office:value="1.12597093425606">
            <text:p>1.1259709343</text:p>
          </table:table-cell>
          <table:table-cell office:value-type="float" office:value="1.23119532229166">
            <text:p>1.2311953223</text:p>
          </table:table-cell>
          <table:table-cell office:value-type="float" office:value="15.5124152687723">
            <text:p>15.5124152688</text:p>
          </table:table-cell>
          <table:table-cell office:value-type="float" office:value="19.9837402299235">
            <text:p>19.9837402299</text:p>
          </table:table-cell>
          <table:table-cell office:value-type="float" office:value="11.2111369273389">
            <text:p>11.211136927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434">
            <text:p>1434</text:p>
          </table:table-cell>
          <table:table-cell office:value-type="float" office:value="2729">
            <text:p>2729</text:p>
          </table:table-cell>
          <table:table-cell office:value-type="float" office:value="5879">
            <text:p>5879</text:p>
          </table:table-cell>
          <table:table-cell office:value-type="float" office:value="110.25">
            <text:p>110.25</text:p>
          </table:table-cell>
          <table:table-cell office:value-type="float" office:value="96">
            <text:p>96</text:p>
          </table:table-cell>
          <table:table-cell office:value-type="float" office:value="180.5">
            <text:p>180.5</text:p>
          </table:table-cell>
          <table:table-cell office:value-type="float" office:value="0.0768828451882845">
            <text:p>0.0768828452</text:p>
          </table:table-cell>
          <table:table-cell office:value-type="float" office:value="0.0351777207768413">
            <text:p>0.0351777208</text:p>
          </table:table-cell>
          <table:table-cell office:value-type="float" office:value="0.0307025004252424">
            <text:p>0.0307025004</text:p>
          </table:table-cell>
          <table:table-cell office:value-type="float" office:value="1.28067546305212">
            <text:p>1.2806754631</text:p>
          </table:table-cell>
          <table:table-cell office:value-type="float" office:value="1.12554746791549">
            <text:p>1.1255474679</text:p>
          </table:table-cell>
          <table:table-cell office:value-type="float" office:value="1.10930633281178">
            <text:p>1.1093063328</text:p>
          </table:table-cell>
          <table:table-cell office:value-type="float" office:value="9.35792412927518">
            <text:p>9.3579241293</text:p>
          </table:table-cell>
          <table:table-cell office:value-type="float" office:value="20.0487292722186">
            <text:p>20.0487292722</text:p>
          </table:table-cell>
          <table:table-cell office:value-type="float" office:value="22.921072138985">
            <text:p>22.921072139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7">
            <text:p>37</text:p>
          </table:table-cell>
          <table:table-cell office:value-type="float" office:value="1522">
            <text:p>1522</text:p>
          </table:table-cell>
          <table:table-cell office:value-type="float" office:value="2764">
            <text:p>2764</text:p>
          </table:table-cell>
          <table:table-cell office:value-type="float" office:value="4908">
            <text:p>4908</text:p>
          </table:table-cell>
          <table:table-cell office:value-type="float" office:value="48.5">
            <text:p>48.5</text:p>
          </table:table-cell>
          <table:table-cell office:value-type="float" office:value="147.875">
            <text:p>147.875</text:p>
          </table:table-cell>
          <table:table-cell office:value-type="float" office:value="298.75">
            <text:p>298.75</text:p>
          </table:table-cell>
          <table:table-cell office:value-type="float" office:value="0.0318659658344284">
            <text:p>0.0318659658</text:p>
          </table:table-cell>
          <table:table-cell office:value-type="float" office:value="0.0535003617945007">
            <text:p>0.0535003618</text:p>
          </table:table-cell>
          <table:table-cell office:value-type="float" office:value="0.0608700081499593">
            <text:p>0.0608700081</text:p>
          </table:table-cell>
          <table:table-cell office:value-type="float" office:value="1.11352114238648">
            <text:p>1.1135211424</text:p>
          </table:table-cell>
          <table:table-cell office:value-type="float" office:value="1.19286135215655">
            <text:p>1.1928613522</text:p>
          </table:table-cell>
          <table:table-cell office:value-type="float" office:value="1.22030713799352">
            <text:p>1.220307138</text:p>
          </table:table-cell>
          <table:table-cell office:value-type="float" office:value="22.0967206327604">
            <text:p>22.0967206328</text:p>
          </table:table-cell>
          <table:table-cell office:value-type="float" office:value="13.299497707489">
            <text:p>13.2994977075</text:p>
          </table:table-cell>
          <table:table-cell office:value-type="float" office:value="11.7304957586756">
            <text:p>11.730495758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693">
            <text:p>1693</text:p>
          </table:table-cell>
          <table:table-cell office:value-type="float" office:value="2920">
            <text:p>2920</text:p>
          </table:table-cell>
          <table:table-cell office:value-type="float" office:value="5760">
            <text:p>5760</text:p>
          </table:table-cell>
          <table:table-cell office:value-type="float" office:value="57.875">
            <text:p>57.875</text:p>
          </table:table-cell>
          <table:table-cell office:value-type="float" office:value="268.375">
            <text:p>268.375</text:p>
          </table:table-cell>
          <table:table-cell office:value-type="float" office:value="361.75">
            <text:p>361.75</text:p>
          </table:table-cell>
          <table:table-cell office:value-type="float" office:value="0.0341848789131719">
            <text:p>0.0341848789</text:p>
          </table:table-cell>
          <table:table-cell office:value-type="float" office:value="0.0919092465753425">
            <text:p>0.0919092466</text:p>
          </table:table-cell>
          <table:table-cell office:value-type="float" office:value="0.0628038194444445">
            <text:p>0.0628038194</text:p>
          </table:table-cell>
          <table:table-cell office:value-type="float" office:value="1.12193754385087">
            <text:p>1.1219375439</text:p>
          </table:table-cell>
          <table:table-cell office:value-type="float" office:value="1.33823908984155">
            <text:p>1.3382390898</text:p>
          </table:table-cell>
          <table:table-cell office:value-type="float" office:value="1.2275442347397">
            <text:p>1.2275442347</text:p>
          </table:table-cell>
          <table:table-cell office:value-type="float" office:value="20.6210584105479">
            <text:p>20.6210584105</text:p>
          </table:table-cell>
          <table:table-cell office:value-type="float" office:value="7.88314328264113">
            <text:p>7.8831432826</text:p>
          </table:table-cell>
          <table:table-cell office:value-type="float" office:value="11.3797597210479">
            <text:p>11.37975972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1780">
            <text:p>1780</text:p>
          </table:table-cell>
          <table:table-cell office:value-type="float" office:value="3186">
            <text:p>3186</text:p>
          </table:table-cell>
          <table:table-cell office:value-type="float" office:value="6060">
            <text:p>6060</text:p>
          </table:table-cell>
          <table:table-cell office:value-type="float" office:value="79.5">
            <text:p>79.5</text:p>
          </table:table-cell>
          <table:table-cell office:value-type="float" office:value="239.25">
            <text:p>239.25</text:p>
          </table:table-cell>
          <table:table-cell office:value-type="float" office:value="434.125">
            <text:p>434.125</text:p>
          </table:table-cell>
          <table:table-cell office:value-type="float" office:value="0.0446629213483146">
            <text:p>0.0446629213</text:p>
          </table:table-cell>
          <table:table-cell office:value-type="float" office:value="0.0750941619585687">
            <text:p>0.075094162</text:p>
          </table:table-cell>
          <table:table-cell office:value-type="float" office:value="0.0716377887788779">
            <text:p>0.0716377888</text:p>
          </table:table-cell>
          <table:table-cell office:value-type="float" office:value="1.1602299867441">
            <text:p>1.1602299867</text:p>
          </table:table-cell>
          <table:table-cell office:value-type="float" office:value="1.2738822678491">
            <text:p>1.2738822678</text:p>
          </table:table-cell>
          <table:table-cell office:value-type="float" office:value="1.26079092737708">
            <text:p>1.2607909274</text:p>
          </table:table-cell>
          <table:table-cell office:value-type="float" office:value="15.8635715691513">
            <text:p>15.8635715692</text:p>
          </table:table-cell>
          <table:table-cell office:value-type="float" office:value="9.57276523103599">
            <text:p>9.572765231</text:p>
          </table:table-cell>
          <table:table-cell office:value-type="float" office:value="10.0182973754934">
            <text:p>10.01829737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914">
            <text:p>1914</text:p>
          </table:table-cell>
          <table:table-cell office:value-type="float" office:value="3171">
            <text:p>3171</text:p>
          </table:table-cell>
          <table:table-cell office:value-type="float" office:value="5683">
            <text:p>5683</text:p>
          </table:table-cell>
          <table:table-cell office:value-type="float" office:value="90">
            <text:p>90</text:p>
          </table:table-cell>
          <table:table-cell office:value-type="float" office:value="148.75">
            <text:p>148.75</text:p>
          </table:table-cell>
          <table:table-cell office:value-type="float" office:value="376.75">
            <text:p>376.75</text:p>
          </table:table-cell>
          <table:table-cell office:value-type="float" office:value="0.0470219435736677">
            <text:p>0.0470219436</text:p>
          </table:table-cell>
          <table:table-cell office:value-type="float" office:value="0.0469094922737307">
            <text:p>0.0469094923</text:p>
          </table:table-cell>
          <table:table-cell office:value-type="float" office:value="0.0662942108041527">
            <text:p>0.0662942108</text:p>
          </table:table-cell>
          <table:table-cell office:value-type="float" office:value="1.16891048633563">
            <text:p>1.1689104863</text:p>
          </table:table-cell>
          <table:table-cell office:value-type="float" office:value="1.1684962038702">
            <text:p>1.1684962039</text:p>
          </table:table-cell>
          <table:table-cell office:value-type="float" office:value="1.24064378569138">
            <text:p>1.2406437857</text:p>
          </table:table-cell>
          <table:table-cell office:value-type="float" office:value="15.0848495538472">
            <text:p>15.0848495538</text:p>
          </table:table-cell>
          <table:table-cell office:value-type="float" office:value="15.1201926723447">
            <text:p>15.1201926723</text:p>
          </table:table-cell>
          <table:table-cell office:value-type="float" office:value="10.7984876981604">
            <text:p>10.798487698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7">
            <text:p>27</text:p>
          </table:table-cell>
          <table:table-cell office:value-type="float" office:value="1948">
            <text:p>1948</text:p>
          </table:table-cell>
          <table:table-cell office:value-type="float" office:value="3502">
            <text:p>3502</text:p>
          </table:table-cell>
          <table:table-cell office:value-type="float" office:value="6154">
            <text:p>6154</text:p>
          </table:table-cell>
          <table:table-cell office:value-type="float" office:value="72.875">
            <text:p>72.875</text:p>
          </table:table-cell>
          <table:table-cell office:value-type="float" office:value="161.375">
            <text:p>161.375</text:p>
          </table:table-cell>
          <table:table-cell office:value-type="float" office:value="483.125">
            <text:p>483.125</text:p>
          </table:table-cell>
          <table:table-cell office:value-type="float" office:value="0.0374101642710472">
            <text:p>0.0374101643</text:p>
          </table:table-cell>
          <table:table-cell office:value-type="float" office:value="0.0460808109651628">
            <text:p>0.046080811</text:p>
          </table:table-cell>
          <table:table-cell office:value-type="float" office:value="0.0785058498537537">
            <text:p>0.0785058499</text:p>
          </table:table-cell>
          <table:table-cell office:value-type="float" office:value="1.13367863491461">
            <text:p>1.1336786349</text:p>
          </table:table-cell>
          <table:table-cell office:value-type="float" office:value="1.16544478301092">
            <text:p>1.165444783</text:p>
          </table:table-cell>
          <table:table-cell office:value-type="float" office:value="1.28685028467221">
            <text:p>1.2868502847</text:p>
          </table:table-cell>
          <table:table-cell office:value-type="float" office:value="18.8727637796368">
            <text:p>18.8727637796</text:p>
          </table:table-cell>
          <table:table-cell office:value-type="float" office:value="15.3859632499535">
            <text:p>15.38596325</text:p>
          </table:table-cell>
          <table:table-cell office:value-type="float" office:value="9.17145095993038">
            <text:p>9.1714509599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772">
            <text:p>1772</text:p>
          </table:table-cell>
          <table:table-cell office:value-type="float" office:value="3402">
            <text:p>3402</text:p>
          </table:table-cell>
          <table:table-cell office:value-type="float" office:value="6370">
            <text:p>6370</text:p>
          </table:table-cell>
          <table:table-cell office:value-type="float" office:value="103.375">
            <text:p>103.375</text:p>
          </table:table-cell>
          <table:table-cell office:value-type="float" office:value="221.375">
            <text:p>221.375</text:p>
          </table:table-cell>
          <table:table-cell office:value-type="float" office:value="370.375">
            <text:p>370.375</text:p>
          </table:table-cell>
          <table:table-cell office:value-type="float" office:value="0.0583380361173815">
            <text:p>0.0583380361</text:p>
          </table:table-cell>
          <table:table-cell office:value-type="float" office:value="0.0650720164609054">
            <text:p>0.0650720165</text:p>
          </table:table-cell>
          <table:table-cell office:value-type="float" office:value="0.0581436420722135">
            <text:p>0.0581436421</text:p>
          </table:table-cell>
          <table:table-cell office:value-type="float" office:value="1.21085364626858">
            <text:p>1.2108536463</text:p>
          </table:table-cell>
          <table:table-cell office:value-type="float" office:value="1.23605141757269">
            <text:p>1.2360514176</text:p>
          </table:table-cell>
          <table:table-cell office:value-type="float" office:value="1.21012888615505">
            <text:p>1.2101288862</text:p>
          </table:table-cell>
          <table:table-cell office:value-type="float" office:value="12.2248638711761">
            <text:p>12.2248638712</text:p>
          </table:table-cell>
          <table:table-cell office:value-type="float" office:value="10.9949332993883">
            <text:p>10.9949332994</text:p>
          </table:table-cell>
          <table:table-cell office:value-type="float" office:value="12.2645986089118">
            <text:p>12.264598608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1967">
            <text:p>1967</text:p>
          </table:table-cell>
          <table:table-cell office:value-type="float" office:value="3972">
            <text:p>3972</text:p>
          </table:table-cell>
          <table:table-cell office:value-type="float" office:value="7385">
            <text:p>7385</text:p>
          </table:table-cell>
          <table:table-cell office:value-type="float" office:value="139.75">
            <text:p>139.75</text:p>
          </table:table-cell>
          <table:table-cell office:value-type="float" office:value="115.875">
            <text:p>115.875</text:p>
          </table:table-cell>
          <table:table-cell office:value-type="float" office:value="428">
            <text:p>428</text:p>
          </table:table-cell>
          <table:table-cell office:value-type="float" office:value="0.0710472801220132">
            <text:p>0.0710472801</text:p>
          </table:table-cell>
          <table:table-cell office:value-type="float" office:value="0.0291729607250755">
            <text:p>0.0291729607</text:p>
          </table:table-cell>
          <table:table-cell office:value-type="float" office:value="0.0579553148273527">
            <text:p>0.0579553148</text:p>
          </table:table-cell>
          <table:table-cell office:value-type="float" office:value="1.25855900381201">
            <text:p>1.2585590038</text:p>
          </table:table-cell>
          <table:table-cell office:value-type="float" office:value="1.1037734433472">
            <text:p>1.1037734433</text:p>
          </table:table-cell>
          <table:table-cell office:value-type="float" office:value="1.20942688618854">
            <text:p>1.2094268862</text:p>
          </table:table-cell>
          <table:table-cell office:value-type="float" office:value="10.0987488412929">
            <text:p>10.0987488413</text:p>
          </table:table-cell>
          <table:table-cell office:value-type="float" office:value="24.1048315170055">
            <text:p>24.104831517</text:p>
          </table:table-cell>
          <table:table-cell office:value-type="float" office:value="12.3033474164967">
            <text:p>12.303347416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63">
            <text:p>63</text:p>
          </table:table-cell>
          <table:table-cell office:value-type="float" office:value="2162">
            <text:p>2162</text:p>
          </table:table-cell>
          <table:table-cell office:value-type="float" office:value="4135">
            <text:p>4135</text:p>
          </table:table-cell>
          <table:table-cell office:value-type="float" office:value="8207">
            <text:p>8207</text:p>
          </table:table-cell>
          <table:table-cell office:value-type="float" office:value="108.875">
            <text:p>108.875</text:p>
          </table:table-cell>
          <table:table-cell office:value-type="float" office:value="268.125">
            <text:p>268.125</text:p>
          </table:table-cell>
          <table:table-cell office:value-type="float" office:value="348.625">
            <text:p>348.625</text:p>
          </table:table-cell>
          <table:table-cell office:value-type="float" office:value="0.0503584643848289">
            <text:p>0.0503584644</text:p>
          </table:table-cell>
          <table:table-cell office:value-type="float" office:value="0.0648428053204353">
            <text:p>0.0648428053</text:p>
          </table:table-cell>
          <table:table-cell office:value-type="float" office:value="0.0424789813573778">
            <text:p>0.0424789814</text:p>
          </table:table-cell>
          <table:table-cell office:value-type="float" office:value="1.18122513621989">
            <text:p>1.1812251362</text:p>
          </table:table-cell>
          <table:table-cell office:value-type="float" office:value="1.2351908138491">
            <text:p>1.2351908138</text:p>
          </table:table-cell>
          <table:table-cell office:value-type="float" office:value="1.15221318391086">
            <text:p>1.1522131839</text:p>
          </table:table-cell>
          <table:table-cell office:value-type="float" office:value="14.1079994028864">
            <text:p>14.1079994029</text:p>
          </table:table-cell>
          <table:table-cell office:value-type="float" office:value="11.0325992092825">
            <text:p>11.0325992093</text:p>
          </table:table-cell>
          <table:table-cell office:value-type="float" office:value="16.6615859674168">
            <text:p>16.661585967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5">
            <text:p>2275</text:p>
          </table:table-cell>
          <table:table-cell office:value-type="float" office:value="4090">
            <text:p>4090</text:p>
          </table:table-cell>
          <table:table-cell office:value-type="float" office:value="8058">
            <text:p>8058</text:p>
          </table:table-cell>
          <table:table-cell office:value-type="float" office:value="186.625">
            <text:p>186.625</text:p>
          </table:table-cell>
          <table:table-cell office:value-type="float" office:value="205">
            <text:p>205</text:p>
          </table:table-cell>
          <table:table-cell office:value-type="float" office:value="272.375">
            <text:p>272.375</text:p>
          </table:table-cell>
          <table:table-cell office:value-type="float" office:value="0.082032967032967">
            <text:p>0.082032967</text:p>
          </table:table-cell>
          <table:table-cell office:value-type="float" office:value="0.0501222493887531">
            <text:p>0.0501222494</text:p>
          </table:table-cell>
          <table:table-cell office:value-type="float" office:value="0.0338018118639861">
            <text:p>0.0338018119</text:p>
          </table:table-cell>
          <table:table-cell office:value-type="float" office:value="1.30030502366864">
            <text:p>1.3003050237</text:p>
          </table:table-cell>
          <table:table-cell office:value-type="float" office:value="1.18035186303286">
            <text:p>1.180351863</text:p>
          </table:table-cell>
          <table:table-cell office:value-type="float" office:value="1.12054576399512">
            <text:p>1.120545764</text:p>
          </table:table-cell>
          <table:table-cell office:value-type="float" office:value="8.79163732818429">
            <text:p>8.7916373282</text:p>
          </table:table-cell>
          <table:table-cell office:value-type="float" office:value="14.1728803013515">
            <text:p>14.1728803014</text:p>
          </table:table-cell>
          <table:table-cell office:value-type="float" office:value="20.8508672193139">
            <text:p>20.8508672193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2564">
            <text:p>2564</text:p>
          </table:table-cell>
          <table:table-cell office:value-type="float" office:value="4560">
            <text:p>4560</text:p>
          </table:table-cell>
          <table:table-cell office:value-type="float" office:value="9467">
            <text:p>9467</text:p>
          </table:table-cell>
          <table:table-cell office:value-type="float" office:value="191.75">
            <text:p>191.75</text:p>
          </table:table-cell>
          <table:table-cell office:value-type="float" office:value="262.875">
            <text:p>262.875</text:p>
          </table:table-cell>
          <table:table-cell office:value-type="float" office:value="422">
            <text:p>422</text:p>
          </table:table-cell>
          <table:table-cell office:value-type="float" office:value="0.0747854914196568">
            <text:p>0.0747854914</text:p>
          </table:table-cell>
          <table:table-cell office:value-type="float" office:value="0.0576480263157895">
            <text:p>0.0576480263</text:p>
          </table:table-cell>
          <table:table-cell office:value-type="float" office:value="0.0445758952149572">
            <text:p>0.0445758952</text:p>
          </table:table-cell>
          <table:table-cell office:value-type="float" office:value="1.27271124463348">
            <text:p>1.2727112446</text:p>
          </table:table-cell>
          <table:table-cell office:value-type="float" office:value="1.20828175018395">
            <text:p>1.2082817502</text:p>
          </table:table-cell>
          <table:table-cell office:value-type="float" office:value="1.15991017370341">
            <text:p>1.1599101737</text:p>
          </table:table-cell>
          <table:table-cell office:value-type="float" office:value="9.61087936908162">
            <text:p>9.6108793691</text:p>
          </table:table-cell>
          <table:table-cell office:value-type="float" office:value="12.3671162315973">
            <text:p>12.3671162316</text:p>
          </table:table-cell>
          <table:table-cell office:value-type="float" office:value="15.8938753566408">
            <text:p>15.893875356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2408">
            <text:p>2408</text:p>
          </table:table-cell>
          <table:table-cell office:value-type="float" office:value="4983">
            <text:p>4983</text:p>
          </table:table-cell>
          <table:table-cell office:value-type="float" office:value="8697">
            <text:p>8697</text:p>
          </table:table-cell>
          <table:table-cell office:value-type="float" office:value="209.75">
            <text:p>209.75</text:p>
          </table:table-cell>
          <table:table-cell office:value-type="float" office:value="148.375">
            <text:p>148.375</text:p>
          </table:table-cell>
          <table:table-cell office:value-type="float" office:value="242.25">
            <text:p>242.25</text:p>
          </table:table-cell>
          <table:table-cell office:value-type="float" office:value="0.0871054817275747">
            <text:p>0.0871054817</text:p>
          </table:table-cell>
          <table:table-cell office:value-type="float" office:value="0.0297762392133253">
            <text:p>0.0297762392</text:p>
          </table:table-cell>
          <table:table-cell office:value-type="float" office:value="0.0278544325629527">
            <text:p>0.0278544326</text:p>
          </table:table-cell>
          <table:table-cell office:value-type="float" office:value="1.31974042134262">
            <text:p>1.3197404213</text:p>
          </table:table-cell>
          <table:table-cell office:value-type="float" office:value="1.10595462111315">
            <text:p>1.1059546211</text:p>
          </table:table-cell>
          <table:table-cell office:value-type="float" office:value="1.09901121802061">
            <text:p>1.099011218</text:p>
          </table:table-cell>
          <table:table-cell office:value-type="float" office:value="8.29931088232874">
            <text:p>8.2993108823</text:p>
          </table:table-cell>
          <table:table-cell office:value-type="float" office:value="23.6234122316502">
            <text:p>23.6234122317</text:p>
          </table:table-cell>
          <table:table-cell office:value-type="float" office:value="25.2296142475627">
            <text:p>25.229614247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 office:value-type="float" office:value="76">
            <text:p>76</text:p>
          </table:table-cell>
          <table:table-cell office:value-type="float" office:value="2560">
            <text:p>2560</text:p>
          </table:table-cell>
          <table:table-cell office:value-type="float" office:value="5067">
            <text:p>5067</text:p>
          </table:table-cell>
          <table:table-cell office:value-type="float" office:value="8400">
            <text:p>8400</text:p>
          </table:table-cell>
          <table:table-cell office:value-type="float" office:value="240">
            <text:p>240</text:p>
          </table:table-cell>
          <table:table-cell office:value-type="float" office:value="269.625">
            <text:p>269.625</text:p>
          </table:table-cell>
          <table:table-cell office:value-type="float" office:value="449.375">
            <text:p>449.375</text:p>
          </table:table-cell>
          <table:table-cell office:value-type="float" office:value="0.09375">
            <text:p>0.09375</text:p>
          </table:table-cell>
          <table:table-cell office:value-type="float" office:value="0.0532119597394908">
            <text:p>0.0532119597</text:p>
          </table:table-cell>
          <table:table-cell office:value-type="float" office:value="0.0534970238095238">
            <text:p>0.0534970238</text:p>
          </table:table-cell>
          <table:table-cell office:value-type="float" office:value="1.3453515625">
            <text:p>1.3453515625</text:p>
          </table:table-cell>
          <table:table-cell office:value-type="float" office:value="1.19179162390048">
            <text:p>1.1917916239</text:p>
          </table:table-cell>
          <table:table-cell office:value-type="float" office:value="1.19284896918403">
            <text:p>1.1928489692</text:p>
          </table:table-cell>
          <table:table-cell office:value-type="float" office:value="7.73496800763617">
            <text:p>7.7349680076</text:p>
          </table:table-cell>
          <table:table-cell office:value-type="float" office:value="13.3697330374529">
            <text:p>13.3697330375</text:p>
          </table:table-cell>
          <table:table-cell office:value-type="float" office:value="13.3003062852581">
            <text:p>13.300306285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4">
            <text:p>74</text:p>
          </table:table-cell>
          <table:table-cell office:value-type="float" office:value="2970">
            <text:p>2970</text:p>
          </table:table-cell>
          <table:table-cell office:value-type="float" office:value="5313">
            <text:p>5313</text:p>
          </table:table-cell>
          <table:table-cell office:value-type="float" office:value="9633">
            <text:p>9633</text:p>
          </table:table-cell>
          <table:table-cell office:value-type="float" office:value="332.75">
            <text:p>332.75</text:p>
          </table:table-cell>
          <table:table-cell office:value-type="float" office:value="364.75">
            <text:p>364.75</text:p>
          </table:table-cell>
          <table:table-cell office:value-type="float" office:value="454.375">
            <text:p>454.375</text:p>
          </table:table-cell>
          <table:table-cell office:value-type="float" office:value="0.112037037037037">
            <text:p>0.112037037</text:p>
          </table:table-cell>
          <table:table-cell office:value-type="float" office:value="0.068652362130623">
            <text:p>0.0686523621</text:p>
          </table:table-cell>
          <table:table-cell office:value-type="float" office:value="0.0471685871483442">
            <text:p>0.0471685871</text:p>
          </table:table-cell>
          <table:table-cell office:value-type="float" office:value="1.41673213305898">
            <text:p>1.4167321331</text:p>
          </table:table-cell>
          <table:table-cell office:value-type="float" office:value="1.24952103523636">
            <text:p>1.2495210352</text:p>
          </table:table-cell>
          <table:table-cell office:value-type="float" office:value="1.1694508112218">
            <text:p>1.1694508112</text:p>
          </table:table-cell>
          <table:table-cell office:value-type="float" office:value="6.52720898883078">
            <text:p>6.5272089888</text:p>
          </table:table-cell>
          <table:table-cell office:value-type="float" office:value="10.4392182505277">
            <text:p>10.4392182505</text:p>
          </table:table-cell>
          <table:table-cell office:value-type="float" office:value="15.0390130271425">
            <text:p>15.039013027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table:number-columns-repeated="2" office:value-type="float" office:value="73">
            <text:p>73</text:p>
          </table:table-cell>
          <table:table-cell office:value-type="float" office:value="3165">
            <text:p>3165</text:p>
          </table:table-cell>
          <table:table-cell office:value-type="float" office:value="5591">
            <text:p>5591</text:p>
          </table:table-cell>
          <table:table-cell office:value-type="float" office:value="9467">
            <text:p>9467</text:p>
          </table:table-cell>
          <table:table-cell office:value-type="float" office:value="272.5">
            <text:p>272.5</text:p>
          </table:table-cell>
          <table:table-cell office:value-type="float" office:value="269.75">
            <text:p>269.75</text:p>
          </table:table-cell>
          <table:table-cell office:value-type="float" office:value="209.25">
            <text:p>209.25</text:p>
          </table:table-cell>
          <table:table-cell office:value-type="float" office:value="0.0860979462875198">
            <text:p>0.0860979463</text:p>
          </table:table-cell>
          <table:table-cell office:value-type="float" office:value="0.0482471829726346">
            <text:p>0.048247183</text:p>
          </table:table-cell>
          <table:table-cell office:value-type="float" office:value="0.022103094961445">
            <text:p>0.022103095</text:p>
          </table:table-cell>
          <table:table-cell office:value-type="float" office:value="1.31587201046198">
            <text:p>1.3158720105</text:p>
          </table:table-cell>
          <table:table-cell office:value-type="float" office:value="1.17342761010722">
            <text:p>1.1734276101</text:p>
          </table:table-cell>
          <table:table-cell office:value-type="float" office:value="1.07831838410653">
            <text:p>1.0783183841</text:p>
          </table:table-cell>
          <table:table-cell office:value-type="float" office:value="8.39248539780783">
            <text:p>8.3924853978</text:p>
          </table:table-cell>
          <table:table-cell office:value-type="float" office:value="14.7104354198165">
            <text:p>14.7104354198</text:p>
          </table:table-cell>
          <table:table-cell office:value-type="float" office:value="31.705044870905">
            <text:p>31.705044870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3042">
            <text:p>3042</text:p>
          </table:table-cell>
          <table:table-cell office:value-type="float" office:value="5952">
            <text:p>5952</text:p>
          </table:table-cell>
          <table:table-cell office:value-type="float" office:value="9896">
            <text:p>9896</text:p>
          </table:table-cell>
          <table:table-cell office:value-type="float" office:value="200.125">
            <text:p>200.125</text:p>
          </table:table-cell>
          <table:table-cell office:value-type="float" office:value="352.25">
            <text:p>352.25</text:p>
          </table:table-cell>
          <table:table-cell office:value-type="float" office:value="569.5">
            <text:p>569.5</text:p>
          </table:table-cell>
          <table:table-cell office:value-type="float" office:value="0.0657873109796187">
            <text:p>0.065787311</text:p>
          </table:table-cell>
          <table:table-cell office:value-type="float" office:value="0.0591817876344086">
            <text:p>0.0591817876</text:p>
          </table:table-cell>
          <table:table-cell office:value-type="float" office:value="0.0575485044462409">
            <text:p>0.0575485044</text:p>
          </table:table-cell>
          <table:table-cell office:value-type="float" office:value="1.23873841018909">
            <text:p>1.2387384102</text:p>
          </table:table-cell>
          <table:table-cell office:value-type="float" office:value="1.21400112533613">
            <text:p>1.2140011253</text:p>
          </table:table-cell>
          <table:table-cell office:value-type="float" office:value="1.20791095307528">
            <text:p>1.2079109531</text:p>
          </table:table-cell>
          <table:table-cell office:value-type="float" office:value="10.8790770883339">
            <text:p>10.8790770883</text:p>
          </table:table-cell>
          <table:table-cell office:value-type="float" office:value="12.0554230195954">
            <text:p>12.0554230196</text:p>
          </table:table-cell>
          <table:table-cell office:value-type="float" office:value="12.3879150659837">
            <text:p>12.38791506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2">
            <text:p>3522</text:p>
          </table:table-cell>
          <table:table-cell office:value-type="float" office:value="6115">
            <text:p>6115</text:p>
          </table:table-cell>
          <table:table-cell office:value-type="float" office:value="10567">
            <text:p>10567</text:p>
          </table:table-cell>
          <table:table-cell office:value-type="float" office:value="209.625">
            <text:p>209.625</text:p>
          </table:table-cell>
          <table:table-cell office:value-type="float" office:value="417.5">
            <text:p>417.5</text:p>
          </table:table-cell>
          <table:table-cell office:value-type="float" office:value="616">
            <text:p>616</text:p>
          </table:table-cell>
          <table:table-cell office:value-type="float" office:value="0.0595187393526405">
            <text:p>0.0595187394</text:p>
          </table:table-cell>
          <table:table-cell office:value-type="float" office:value="0.0682747342600164">
            <text:p>0.0682747343</text:p>
          </table:table-cell>
          <table:table-cell office:value-type="float" office:value="0.0582946910192108">
            <text:p>0.058294691</text:p>
          </table:table-cell>
          <table:table-cell office:value-type="float" office:value="1.21525884918913">
            <text:p>1.2152588492</text:p>
          </table:table-cell>
          <table:table-cell office:value-type="float" office:value="1.24809799101308">
            <text:p>1.248097991</text:p>
          </table:table-cell>
          <table:table-cell office:value-type="float" office:value="1.21069202972925">
            <text:p>1.2106920297</text:p>
          </table:table-cell>
          <table:table-cell office:value-type="float" office:value="11.989098878401">
            <text:p>11.9890988784</text:p>
          </table:table-cell>
          <table:table-cell office:value-type="float" office:value="10.4950823368733">
            <text:p>10.4950823369</text:p>
          </table:table-cell>
          <table:table-cell office:value-type="float" office:value="12.2337007908006">
            <text:p>12.233700790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4294">
            <text:p>4294</text:p>
          </table:table-cell>
          <table:table-cell office:value-type="float" office:value="6595">
            <text:p>6595</text:p>
          </table:table-cell>
          <table:table-cell office:value-type="float" office:value="12086">
            <text:p>12086</text:p>
          </table:table-cell>
          <table:table-cell office:value-type="float" office:value="247.75">
            <text:p>247.75</text:p>
          </table:table-cell>
          <table:table-cell office:value-type="float" office:value="239.375">
            <text:p>239.375</text:p>
          </table:table-cell>
          <table:table-cell office:value-type="float" office:value="828">
            <text:p>828</text:p>
          </table:table-cell>
          <table:table-cell office:value-type="float" office:value="0.0576967862133209">
            <text:p>0.0576967862</text:p>
          </table:table-cell>
          <table:table-cell office:value-type="float" office:value="0.0362964366944655">
            <text:p>0.0362964367</text:p>
          </table:table-cell>
          <table:table-cell office:value-type="float" office:value="0.0685090186993215">
            <text:p>0.0685090187</text:p>
          </table:table-cell>
          <table:table-cell office:value-type="float" office:value="1.20846343325974">
            <text:p>1.2084634333</text:p>
          </table:table-cell>
          <table:table-cell office:value-type="float" office:value="1.12961969381139">
            <text:p>1.1296196938</text:p>
          </table:table-cell>
          <table:table-cell office:value-type="float" office:value="1.24898079730819">
            <text:p>1.2489807973</text:p>
          </table:table-cell>
          <table:table-cell office:value-type="float" office:value="12.356952201125">
            <text:p>12.3569522011</text:p>
          </table:table-cell>
          <table:table-cell office:value-type="float" office:value="19.4413524708277">
            <text:p>19.4413524708</text:p>
          </table:table-cell>
          <table:table-cell office:value-type="float" office:value="10.460351158186">
            <text:p>10.460351158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3871">
            <text:p>3871</text:p>
          </table:table-cell>
          <table:table-cell office:value-type="float" office:value="6664">
            <text:p>6664</text:p>
          </table:table-cell>
          <table:table-cell office:value-type="float" office:value="11853">
            <text:p>11853</text:p>
          </table:table-cell>
          <table:table-cell office:value-type="float" office:value="192">
            <text:p>192</text:p>
          </table:table-cell>
          <table:table-cell office:value-type="float" office:value="525.75">
            <text:p>525.75</text:p>
          </table:table-cell>
          <table:table-cell office:value-type="float" office:value="862.375">
            <text:p>862.375</text:p>
          </table:table-cell>
          <table:table-cell office:value-type="float" office:value="0.0495995866701111">
            <text:p>0.0495995867</text:p>
          </table:table-cell>
          <table:table-cell office:value-type="float" office:value="0.0788940576230492">
            <text:p>0.0788940576</text:p>
          </table:table-cell>
          <table:table-cell office:value-type="float" office:value="0.0727558424027672">
            <text:p>0.0727558424</text:p>
          </table:table-cell>
          <table:table-cell office:value-type="float" office:value="1.17842038658117">
            <text:p>1.1784203866</text:p>
          </table:table-cell>
          <table:table-cell office:value-type="float" office:value="1.288328775444">
            <text:p>1.2883287754</text:p>
          </table:table-cell>
          <table:table-cell office:value-type="float" office:value="1.26502053711301">
            <text:p>1.2650205371</text:p>
          </table:table-cell>
          <table:table-cell office:value-type="float" office:value="14.3186355004282">
            <text:p>14.3186355004</text:p>
          </table:table-cell>
          <table:table-cell office:value-type="float" office:value="9.1279848210051">
            <text:p>9.127984821</text:p>
          </table:table-cell>
          <table:table-cell office:value-type="float" office:value="9.86954842847179">
            <text:p>9.869548428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95">
            <text:p>95</text:p>
          </table:table-cell>
          <table:table-cell office:value-type="float" office:value="3922">
            <text:p>3922</text:p>
          </table:table-cell>
          <table:table-cell office:value-type="float" office:value="7320">
            <text:p>7320</text:p>
          </table:table-cell>
          <table:table-cell office:value-type="float" office:value="13023">
            <text:p>13023</text:p>
          </table:table-cell>
          <table:table-cell office:value-type="float" office:value="224.625">
            <text:p>224.625</text:p>
          </table:table-cell>
          <table:table-cell office:value-type="float" office:value="363.375">
            <text:p>363.375</text:p>
          </table:table-cell>
          <table:table-cell office:value-type="float" office:value="951.625">
            <text:p>951.625</text:p>
          </table:table-cell>
          <table:table-cell office:value-type="float" office:value="0.0572730749617542">
            <text:p>0.057273075</text:p>
          </table:table-cell>
          <table:table-cell office:value-type="float" office:value="0.049641393442623">
            <text:p>0.0496413934</text:p>
          </table:table-cell>
          <table:table-cell office:value-type="float" office:value="0.0730726407125854">
            <text:p>0.0730726407</text:p>
          </table:table-cell>
          <table:table-cell office:value-type="float" office:value="1.20688496439267">
            <text:p>1.2068849644</text:p>
          </table:table-cell>
          <table:table-cell office:value-type="float" office:value="1.17857484221731">
            <text:p>1.1785748422</text:p>
          </table:table-cell>
          <table:table-cell office:value-type="float" office:value="1.26621987970264">
            <text:p>1.2662198797</text:p>
          </table:table-cell>
          <table:table-cell office:value-type="float" office:value="12.4458531493773">
            <text:p>12.4458531494</text:p>
          </table:table-cell>
          <table:table-cell office:value-type="float" office:value="14.3068639149642">
            <text:p>14.306863915</text:p>
          </table:table-cell>
          <table:table-cell office:value-type="float" office:value="9.82822799270678">
            <text:p>9.828227992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4479">
            <text:p>4479</text:p>
          </table:table-cell>
          <table:table-cell office:value-type="float" office:value="7895">
            <text:p>7895</text:p>
          </table:table-cell>
          <table:table-cell office:value-type="float" office:value="15220">
            <text:p>15220</text:p>
          </table:table-cell>
          <table:table-cell office:value-type="float" office:value="199.125">
            <text:p>199.125</text:p>
          </table:table-cell>
          <table:table-cell office:value-type="float" office:value="510.875">
            <text:p>510.875</text:p>
          </table:table-cell>
          <table:table-cell office:value-type="float" office:value="1209.875">
            <text:p>1209.875</text:p>
          </table:table-cell>
          <table:table-cell office:value-type="float" office:value="0.0444574681848627">
            <text:p>0.0444574682</text:p>
          </table:table-cell>
          <table:table-cell office:value-type="float" office:value="0.0647086763774541">
            <text:p>0.0647086764</text:p>
          </table:table-cell>
          <table:table-cell office:value-type="float" office:value="0.079492444152431">
            <text:p>0.0794924442</text:p>
          </table:table-cell>
          <table:table-cell office:value-type="float" office:value="1.15947501294274">
            <text:p>1.1594750129</text:p>
          </table:table-cell>
          <table:table-cell office:value-type="float" office:value="1.23468730440619">
            <text:p>1.2346873044</text:p>
          </table:table-cell>
          <table:table-cell office:value-type="float" office:value="1.29060888994107">
            <text:p>1.2906088899</text:p>
          </table:table-cell>
          <table:table-cell office:value-type="float" office:value="15.9353039465523">
            <text:p>15.9353039466</text:p>
          </table:table-cell>
          <table:table-cell office:value-type="float" office:value="11.0547641317231">
            <text:p>11.0547641317</text:p>
          </table:table-cell>
          <table:table-cell office:value-type="float" office:value="9.06181692414755">
            <text:p>9.061816924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4820">
            <text:p>4820</text:p>
          </table:table-cell>
          <table:table-cell office:value-type="float" office:value="8245">
            <text:p>8245</text:p>
          </table:table-cell>
          <table:table-cell office:value-type="float" office:value="14995">
            <text:p>14995</text:p>
          </table:table-cell>
          <table:table-cell office:value-type="float" office:value="268.75">
            <text:p>268.75</text:p>
          </table:table-cell>
          <table:table-cell office:value-type="float" office:value="493.375">
            <text:p>493.375</text:p>
          </table:table-cell>
          <table:table-cell office:value-type="float" office:value="743.125">
            <text:p>743.125</text:p>
          </table:table-cell>
          <table:table-cell office:value-type="float" office:value="0.0557572614107884">
            <text:p>0.0557572614</text:p>
          </table:table-cell>
          <table:table-cell office:value-type="float" office:value="0.0598392965433596">
            <text:p>0.0598392965</text:p>
          </table:table-cell>
          <table:table-cell office:value-type="float" office:value="0.0495581860620207">
            <text:p>0.0495581861</text:p>
          </table:table-cell>
          <table:table-cell office:value-type="float" office:value="1.20124380444982">
            <text:p>1.2012438044</text:p>
          </table:table-cell>
          <table:table-cell office:value-type="float" office:value="1.21645579106693">
            <text:p>1.2164557911</text:p>
          </table:table-cell>
          <table:table-cell office:value-type="float" office:value="1.17826743827636">
            <text:p>1.1782674383</text:p>
          </table:table-cell>
          <table:table-cell office:value-type="float" office:value="12.7749537469913">
            <text:p>12.774953747</text:p>
          </table:table-cell>
          <table:table-cell office:value-type="float" office:value="11.9266948851109">
            <text:p>11.9266948851</text:p>
          </table:table-cell>
          <table:table-cell office:value-type="float" office:value="14.3303122902148">
            <text:p>14.330312290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89">
            <text:p>89</text:p>
          </table:table-cell>
          <table:table-cell office:value-type="float" office:value="4752">
            <text:p>4752</text:p>
          </table:table-cell>
          <table:table-cell office:value-type="float" office:value="8547">
            <text:p>8547</text:p>
          </table:table-cell>
          <table:table-cell office:value-type="float" office:value="17117">
            <text:p>17117</text:p>
          </table:table-cell>
          <table:table-cell office:value-type="float" office:value="155.625">
            <text:p>155.625</text:p>
          </table:table-cell>
          <table:table-cell office:value-type="float" office:value="343.5">
            <text:p>343.5</text:p>
          </table:table-cell>
          <table:table-cell office:value-type="float" office:value="509.5">
            <text:p>509.5</text:p>
          </table:table-cell>
          <table:table-cell office:value-type="float" office:value="0.0327493686868687">
            <text:p>0.0327493687</text:p>
          </table:table-cell>
          <table:table-cell office:value-type="float" office:value="0.0401895401895402">
            <text:p>0.0401895402</text:p>
          </table:table-cell>
          <table:table-cell office:value-type="float" office:value="0.0297657299760472">
            <text:p>0.02976573</text:p>
          </table:table-cell>
          <table:table-cell office:value-type="float" office:value="1.11672493185684">
            <text:p>1.1167249319</text:p>
          </table:table-cell>
          <table:table-cell office:value-type="float" office:value="1.14382918097906">
            <text:p>1.143829181</text:p>
          </table:table-cell>
          <table:table-cell office:value-type="float" office:value="1.10591661233094">
            <text:p>1.1059166123</text:p>
          </table:table-cell>
          <table:table-cell office:value-type="float" office:value="21.5099196628479">
            <text:p>21.5099196628</text:p>
          </table:table-cell>
          <table:table-cell office:value-type="float" office:value="17.5912523829716">
            <text:p>17.591252383</text:p>
          </table:table-cell>
          <table:table-cell office:value-type="float" office:value="23.6316316563878">
            <text:p>23.631631656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014">
            <text:p>5014</text:p>
          </table:table-cell>
          <table:table-cell office:value-type="float" office:value="9072">
            <text:p>9072</text:p>
          </table:table-cell>
          <table:table-cell office:value-type="float" office:value="17823">
            <text:p>17823</text:p>
          </table:table-cell>
          <table:table-cell office:value-type="float" office:value="241.25">
            <text:p>241.25</text:p>
          </table:table-cell>
          <table:table-cell office:value-type="float" office:value="429.5">
            <text:p>429.5</text:p>
          </table:table-cell>
          <table:table-cell office:value-type="float" office:value="209.75">
            <text:p>209.75</text:p>
          </table:table-cell>
          <table:table-cell office:value-type="float" office:value="0.0481152772237734">
            <text:p>0.0481152772</text:p>
          </table:table-cell>
          <table:table-cell office:value-type="float" office:value="0.0473434744268078">
            <text:p>0.0473434744</text:p>
          </table:table-cell>
          <table:table-cell office:value-type="float" office:value="0.0117685013746283">
            <text:p>0.0117685014</text:p>
          </table:table-cell>
          <table:table-cell office:value-type="float" office:value="1.17294102689176">
            <text:p>1.1729410269</text:p>
          </table:table-cell>
          <table:table-cell office:value-type="float" office:value="1.1700953134526">
            <text:p>1.1700953135</text:p>
          </table:table-cell>
          <table:table-cell office:value-type="float" office:value="1.04146121015542">
            <text:p>1.0414612102</text:p>
          </table:table-cell>
          <table:table-cell office:value-type="float" office:value="14.7498279946299">
            <text:p>14.7498279946</text:p>
          </table:table-cell>
          <table:table-cell office:value-type="float" office:value="14.9847195265933">
            <text:p>14.9847195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table:number-columns-repeated="2" office:value-type="float" office:value="97">
            <text:p>97</text:p>
          </table:table-cell>
          <table:table-cell office:value-type="float" office:value="5732">
            <text:p>5732</text:p>
          </table:table-cell>
          <table:table-cell office:value-type="float" office:value="10153">
            <text:p>10153</text:p>
          </table:table-cell>
          <table:table-cell office:value-type="float" office:value="19952">
            <text:p>19952</text:p>
          </table:table-cell>
          <table:table-cell office:value-type="float" office:value="349.375">
            <text:p>349.375</text:p>
          </table:table-cell>
          <table:table-cell office:value-type="float" office:value="571.25">
            <text:p>571.25</text:p>
          </table:table-cell>
          <table:table-cell office:value-type="float" office:value="-139.875">
            <text:p>-139.875</text:p>
          </table:table-cell>
          <table:table-cell office:value-type="float" office:value="0.0609516748080949">
            <text:p>0.0609516748</text:p>
          </table:table-cell>
          <table:table-cell office:value-type="float" office:value="0.0562641583768344">
            <text:p>0.0562641584</text:p>
          </table:table-cell>
          <table:table-cell office:value-type="float" office:value="-0.00701057538091419">
            <text:p>-0.0070105754</text:p>
          </table:table-cell>
          <table:table-cell office:value-type="float" office:value="1.22061247088568">
            <text:p>1.2206124709</text:p>
          </table:table-cell>
          <table:table-cell office:value-type="float" office:value="1.20312923913391">
            <text:p>1.2031292391</text:p>
          </table:table-cell>
          <table:table-cell office:value-type="float" office:value="0.975559316574456">
            <text:p>0.9755593166</text:p>
          </table:table-cell>
          <table:table-cell office:value-type="float" office:value="11.7152338881027">
            <text:p>11.7152338881</text:p>
          </table:table-cell>
          <table:table-cell office:value-type="float" office:value="12.6629276057801">
            <text:p>12.66292760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5642">
            <text:p>5642</text:p>
          </table:table-cell>
          <table:table-cell office:value-type="float" office:value="10161">
            <text:p>10161</text:p>
          </table:table-cell>
          <table:table-cell office:value-type="float" office:value="17975">
            <text:p>17975</text:p>
          </table:table-cell>
          <table:table-cell office:value-type="float" office:value="342.375">
            <text:p>342.375</text:p>
          </table:table-cell>
          <table:table-cell office:value-type="float" office:value="512.875">
            <text:p>512.875</text:p>
          </table:table-cell>
          <table:table-cell office:value-type="float" office:value="-405.375">
            <text:p>-405.375</text:p>
          </table:table-cell>
          <table:table-cell office:value-type="float" office:value="0.0606832683445587">
            <text:p>0.0606832683</text:p>
          </table:table-cell>
          <table:table-cell office:value-type="float" office:value="0.0504748548371223">
            <text:p>0.0504748548</text:p>
          </table:table-cell>
          <table:table-cell office:value-type="float" office:value="-0.0225521557719054">
            <text:p>-0.0225521558</text:p>
          </table:table-cell>
          <table:table-cell office:value-type="float" office:value="1.21960905895763">
            <text:p>1.219609059</text:p>
          </table:table-cell>
          <table:table-cell office:value-type="float" office:value="1.18165550543275">
            <text:p>1.1816555054</text:p>
          </table:table-cell>
          <table:table-cell office:value-type="float" office:value="0.922064310269053">
            <text:p>0.9220643103</text:p>
          </table:table-cell>
          <table:table-cell office:value-type="float" office:value="11.7655480185508">
            <text:p>11.7655480186</text:p>
          </table:table-cell>
          <table:table-cell office:value-type="float" office:value="14.0762538556988">
            <text:p>14.0762538557</text:p>
          </table:table-cell>
          <table:table-cell office:value-type="float" office:value="-30.3874047318803">
            <text:p>-30.387404731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6040">
            <text:p>6040</text:p>
          </table:table-cell>
          <table:table-cell office:value-type="float" office:value="10547">
            <text:p>10547</text:p>
          </table:table-cell>
          <table:table-cell office:value-type="float" office:value="15628">
            <text:p>15628</text:p>
          </table:table-cell>
          <table:table-cell office:value-type="float" office:value="469.25">
            <text:p>469.25</text:p>
          </table:table-cell>
          <table:table-cell office:value-type="float" office:value="746">
            <text:p>746</text:p>
          </table:table-cell>
          <table:table-cell office:value-type="float" office:value="465.75">
            <text:p>465.75</text:p>
          </table:table-cell>
          <table:table-cell office:value-type="float" office:value="0.0776903973509934">
            <text:p>0.0776903974</text:p>
          </table:table-cell>
          <table:table-cell office:value-type="float" office:value="0.0707310135583578">
            <text:p>0.0707310136</text:p>
          </table:table-cell>
          <table:table-cell office:value-type="float" office:value="0.0298022779626312">
            <text:p>0.029802278</text:p>
          </table:table-cell>
          <table:table-cell office:value-type="float" office:value="1.28374655449596">
            <text:p>1.2837465545</text:p>
          </table:table-cell>
          <table:table-cell office:value-type="float" office:value="1.25736418496108">
            <text:p>1.257364185</text:p>
          </table:table-cell>
          <table:table-cell office:value-type="float" office:value="1.10604879738186">
            <text:p>1.1060487974</text:p>
          </table:table-cell>
          <table:table-cell office:value-type="float" office:value="9.26416796791295">
            <text:p>9.2641679679</text:p>
          </table:table-cell>
          <table:table-cell office:value-type="float" office:value="10.1423894862541">
            <text:p>10.1423894863</text:p>
          </table:table-cell>
          <table:table-cell office:value-type="float" office:value="23.6030719266814">
            <text:p>23.603071926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6416">
            <text:p>6416</text:p>
          </table:table-cell>
          <table:table-cell office:value-type="float" office:value="10139">
            <text:p>10139</text:p>
          </table:table-cell>
          <table:table-cell office:value-type="float" office:value="17025">
            <text:p>17025</text:p>
          </table:table-cell>
          <table:table-cell office:value-type="float" office:value="500">
            <text:p>500</text:p>
          </table:table-cell>
          <table:table-cell office:value-type="float" office:value="-44.75">
            <text:p>-44.75</text:p>
          </table:table-cell>
          <table:table-cell office:value-type="float" office:value="132.75">
            <text:p>132.75</text:p>
          </table:table-cell>
          <table:table-cell office:value-type="float" office:value="0.077930174563591">
            <text:p>0.0779301746</text:p>
          </table:table-cell>
          <table:table-cell office:value-type="float" office:value="-0.004413650261367">
            <text:p>-0.0044136503</text:p>
          </table:table-cell>
          <table:table-cell office:value-type="float" office:value="0.00779735682819383">
            <text:p>0.0077973568</text:p>
          </table:table-cell>
          <table:table-cell office:value-type="float" office:value="1.28465891070329">
            <text:p>1.2846589107</text:p>
          </table:table-cell>
          <table:table-cell office:value-type="float" office:value="0.98459040549013">
            <text:p>0.9845904055</text:p>
          </table:table-cell>
          <table:table-cell office:value-type="float" office:value="1.02740991449475">
            <text:p>1.0274099145</text:p>
          </table:table-cell>
          <table:table-cell office:value-type="float" office:value="9.23670398183686">
            <text:p>9.23670398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 office:value-type="float" office:value="136">
            <text:p>136</text:p>
          </table:table-cell>
          <table:table-cell office:value-type="float" office:value="5945">
            <text:p>5945</text:p>
          </table:table-cell>
          <table:table-cell office:value-type="float" office:value="10670">
            <text:p>10670</text:p>
          </table:table-cell>
          <table:table-cell office:value-type="float" office:value="18632">
            <text:p>18632</text:p>
          </table:table-cell>
          <table:table-cell office:value-type="float" office:value="-670.125">
            <text:p>-670.125</text:p>
          </table:table-cell>
          <table:table-cell office:value-type="float" office:value="227">
            <text:p>227</text:p>
          </table:table-cell>
          <table:table-cell office:value-type="float" office:value="253.375">
            <text:p>253.375</text:p>
          </table:table-cell>
          <table:table-cell office:value-type="float" office:value="-0.112720773759462">
            <text:p>-0.1127207738</text:p>
          </table:table-cell>
          <table:table-cell office:value-type="float" office:value="0.0212746016869728">
            <text:p>0.0212746017</text:p>
          </table:table-cell>
          <table:table-cell office:value-type="float" office:value="0.0135989158437097">
            <text:p>0.0135989158</text:p>
          </table:table-cell>
          <table:table-cell office:value-type="float" office:value="0.63038099860227">
            <text:p>0.6303809986</text:p>
          </table:table-cell>
          <table:table-cell office:value-type="float" office:value="1.07534821891121">
            <text:p>1.0753482189</text:p>
          </table:table-cell>
          <table:table-cell office:value-type="float" office:value="1.04795866925675">
            <text:p>1.0479586693</text:p>
          </table:table-cell>
          <table:table-cell office:value-type="float" office:value="-5.79576074223539">
            <text:p>-5.7957607422</text:p>
          </table:table-cell>
          <table:table-cell office:value-type="float" office:value="32.9263286175667">
            <text:p>32.92632861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6191">
            <text:p>6191</text:p>
          </table:table-cell>
          <table:table-cell office:value-type="float" office:value="11520">
            <text:p>11520</text:p>
          </table:table-cell>
          <table:table-cell office:value-type="float" office:value="17146">
            <text:p>17146</text:p>
          </table:table-cell>
          <table:table-cell office:value-type="float" office:value="-461.5">
            <text:p>-461.5</text:p>
          </table:table-cell>
          <table:table-cell office:value-type="float" office:value="-469.875">
            <text:p>-469.875</text:p>
          </table:table-cell>
          <table:table-cell office:value-type="float" office:value="303.25">
            <text:p>303.25</text:p>
          </table:table-cell>
          <table:table-cell office:value-type="float" office:value="-0.0745436924567921">
            <text:p>-0.0745436925</text:p>
          </table:table-cell>
          <table:table-cell office:value-type="float" office:value="-0.0407877604166667">
            <text:p>-0.0407877604</text:p>
          </table:table-cell>
          <table:table-cell office:value-type="float" office:value="0.0176863408375131">
            <text:p>0.0176863408</text:p>
          </table:table-cell>
          <table:table-cell office:value-type="float" office:value="0.74998833008801">
            <text:p>0.7499883301</text:p>
          </table:table-cell>
          <table:table-cell office:value-type="float" office:value="0.860503575685289">
            <text:p>0.8605035757</text:p>
          </table:table-cell>
          <table:table-cell office:value-type="float" office:value="1.06251529396965">
            <text:p>1.062515294</text:p>
          </table:table-cell>
          <table:table-cell office:value-type="float" office:value="-8.94748774289428">
            <text:p>-8.9474877429</text:p>
          </table:table-cell>
          <table:table-cell office:value-type="float" office:value="-16.6450206007517">
            <text:p>-16.64502060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224">
            <text:p>224</text:p>
          </table:table-cell>
          <table:table-cell office:value-type="float" office:value="5412">
            <text:p>5412</text:p>
          </table:table-cell>
          <table:table-cell office:value-type="float" office:value="10920">
            <text:p>10920</text:p>
          </table:table-cell>
          <table:table-cell office:value-type="float" office:value="17649">
            <text:p>17649</text:p>
          </table:table-cell>
          <table:table-cell office:value-type="float" office:value="-243.5">
            <text:p>-243.5</text:p>
          </table:table-cell>
          <table:table-cell office:value-type="float" office:value="819.875">
            <text:p>819.875</text:p>
          </table:table-cell>
          <table:table-cell office:value-type="float" office:value="532.75">
            <text:p>532.75</text:p>
          </table:table-cell>
          <table:table-cell office:value-type="float" office:value="-0.0449926090169993">
            <text:p>-0.044992609</text:p>
          </table:table-cell>
          <table:table-cell office:value-type="float" office:value="0.0750801282051282">
            <text:p>0.0750801282</text:p>
          </table:table-cell>
          <table:table-cell office:value-type="float" office:value="0.0301858462235821">
            <text:p>0.0301858462</text:p>
          </table:table-cell>
          <table:table-cell office:value-type="float" office:value="0.84649356477817">
            <text:p>0.8464935648</text:p>
          </table:table-cell>
          <table:table-cell office:value-type="float" office:value="1.27382901899449">
            <text:p>1.273829019</text:p>
          </table:table-cell>
          <table:table-cell office:value-type="float" office:value="1.10743638499452">
            <text:p>1.107436385</text:p>
          </table:table-cell>
          <table:table-cell office:value-type="float" office:value="-15.0565683390129">
            <text:p>-15.056568339</text:p>
          </table:table-cell>
          <table:table-cell office:value-type="float" office:value="9.57449129874934">
            <text:p>9.5744912987</text:p>
          </table:table-cell>
          <table:table-cell office:value-type="float" office:value="23.3075110708219">
            <text:p>23.307511070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80">
            <text:p>180</text:p>
          </table:table-cell>
          <table:table-cell office:value-type="float" office:value="248">
            <text:p>248</text:p>
          </table:table-cell>
          <table:table-cell office:value-type="float" office:value="4961">
            <text:p>4961</text:p>
          </table:table-cell>
          <table:table-cell office:value-type="float" office:value="11324">
            <text:p>11324</text:p>
          </table:table-cell>
          <table:table-cell office:value-type="float" office:value="18020">
            <text:p>18020</text:p>
          </table:table-cell>
          <table:table-cell office:value-type="float" office:value="97.375">
            <text:p>97.375</text:p>
          </table:table-cell>
          <table:table-cell office:value-type="float" office:value="67">
            <text:p>67</text:p>
          </table:table-cell>
          <table:table-cell office:value-type="float" office:value="973.875">
            <text:p>973.875</text:p>
          </table:table-cell>
          <table:table-cell office:value-type="float" office:value="0.0196280991735537">
            <text:p>0.0196280992</text:p>
          </table:table-cell>
          <table:table-cell office:value-type="float" office:value="0.00591663723066054">
            <text:p>0.0059166372</text:p>
          </table:table-cell>
          <table:table-cell office:value-type="float" office:value="0.0540441176470588">
            <text:p>0.0540441176</text:p>
          </table:table-cell>
          <table:table-cell office:value-type="float" office:value="1.06945346117069">
            <text:p>1.0694534612</text:p>
          </table:table-cell>
          <table:table-cell office:value-type="float" office:value="1.02077684323571">
            <text:p>1.0207768432</text:p>
          </table:table-cell>
          <table:table-cell office:value-type="float" office:value="1.19487911440311">
            <text:p>1.1948791144</text:p>
          </table:table-cell>
          <table:table-cell table:number-columns-repeated="2" office:value-type="float" office:value="0">
            <text:p>0</text:p>
          </table:table-cell>
          <table:table-cell office:value-type="float" office:value="13.1691139377112">
            <text:p>13.169113937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239">
            <text:p>239</text:p>
          </table:table-cell>
          <table:table-cell office:value-type="float" office:value="6519">
            <text:p>6519</text:p>
          </table:table-cell>
          <table:table-cell office:value-type="float" office:value="12633">
            <text:p>12633</text:p>
          </table:table-cell>
          <table:table-cell office:value-type="float" office:value="19314">
            <text:p>19314</text:p>
          </table:table-cell>
          <table:table-cell office:value-type="float" office:value="338.25">
            <text:p>338.25</text:p>
          </table:table-cell>
          <table:table-cell office:value-type="float" office:value="218.625">
            <text:p>218.625</text:p>
          </table:table-cell>
          <table:table-cell office:value-type="float" office:value="1406">
            <text:p>1406</text:p>
          </table:table-cell>
          <table:table-cell office:value-type="float" office:value="0.0518867924528302">
            <text:p>0.0518867925</text:p>
          </table:table-cell>
          <table:table-cell office:value-type="float" office:value="0.0173058655901211">
            <text:p>0.0173058656</text:p>
          </table:table-cell>
          <table:table-cell office:value-type="float" office:value="0.0727969348659004">
            <text:p>0.0727969349</text:p>
          </table:table-cell>
          <table:table-cell office:value-type="float" office:value="1.18688056247775">
            <text:p>1.1868805625</text:p>
          </table:table-cell>
          <table:table-cell office:value-type="float" office:value="1.06115753581372">
            <text:p>1.0611575358</text:p>
          </table:table-cell>
          <table:table-cell office:value-type="float" office:value="1.26517608373336">
            <text:p>1.2651760837</text:p>
          </table:table-cell>
          <table:table-cell office:value-type="float" office:value="13.7024883528063">
            <text:p>13.7024883528</text:p>
          </table:table-cell>
          <table:table-cell office:value-type="float" office:value="0">
            <text:p>0</text:p>
          </table:table-cell>
          <table:table-cell office:value-type="float" office:value="9.86416839141779">
            <text:p>9.864168391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office:value-type="float" office:value="7093">
            <text:p>7093</text:p>
          </table:table-cell>
          <table:table-cell office:value-type="float" office:value="12546">
            <text:p>12546</text:p>
          </table:table-cell>
          <table:table-cell office:value-type="float" office:value="21534">
            <text:p>21534</text:p>
          </table:table-cell>
          <table:table-cell office:value-type="float" office:value="194.75">
            <text:p>194.75</text:p>
          </table:table-cell>
          <table:table-cell office:value-type="float" office:value="1181.5">
            <text:p>1181.5</text:p>
          </table:table-cell>
          <table:table-cell office:value-type="float" office:value="2312.5">
            <text:p>2312.5</text:p>
          </table:table-cell>
          <table:table-cell office:value-type="float" office:value="0.0274566473988439">
            <text:p>0.0274566474</text:p>
          </table:table-cell>
          <table:table-cell office:value-type="float" office:value="0.0941734417344173">
            <text:p>0.0941734417</text:p>
          </table:table-cell>
          <table:table-cell office:value-type="float" office:value="0.107388316151203">
            <text:p>0.1073883162</text:p>
          </table:table-cell>
          <table:table-cell office:value-type="float" office:value="1.09757584616927">
            <text:p>1.0975758462</text:p>
          </table:table-cell>
          <table:table-cell office:value-type="float" office:value="1.34698957484155">
            <text:p>1.3469895748</text:p>
          </table:table-cell>
          <table:table-cell office:value-type="float" office:value="1.39846231740296">
            <text:p>1.3984623174</text:p>
          </table:table-cell>
          <table:table-cell office:value-type="float" office:value="25.5901589779144">
            <text:p>25.5901589779</text:p>
          </table:table-cell>
          <table:table-cell office:value-type="float" office:value="7.7017011894134">
            <text:p>7.7017011894</text:p>
          </table:table-cell>
          <table:table-cell office:value-type="float" office:value="6.79526915343788">
            <text:p>6.795269153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174">
            <text:p>174</text:p>
          </table:table-cell>
          <table:table-cell office:value-type="float" office:value="7134">
            <text:p>7134</text:p>
          </table:table-cell>
          <table:table-cell office:value-type="float" office:value="12920">
            <text:p>12920</text:p>
          </table:table-cell>
          <table:table-cell office:value-type="float" office:value="25012">
            <text:p>25012</text:p>
          </table:table-cell>
          <table:table-cell office:value-type="float" office:value="471.5">
            <text:p>471.5</text:p>
          </table:table-cell>
          <table:table-cell office:value-type="float" office:value="557.25">
            <text:p>557.25</text:p>
          </table:table-cell>
          <table:table-cell office:value-type="float" office:value="2377.25">
            <text:p>2377.25</text:p>
          </table:table-cell>
          <table:table-cell office:value-type="float" office:value="0.0660919540229885">
            <text:p>0.066091954</text:p>
          </table:table-cell>
          <table:table-cell office:value-type="float" office:value="0.0431308049535604">
            <text:p>0.043130805</text:p>
          </table:table-cell>
          <table:table-cell office:value-type="float" office:value="0.0950443786982249">
            <text:p>0.0950443787</text:p>
          </table:table-cell>
          <table:table-cell office:value-type="float" office:value="1.23988340599815">
            <text:p>1.239883406</text:p>
          </table:table-cell>
          <table:table-cell office:value-type="float" office:value="1.15460393935591">
            <text:p>1.1546039394</text:p>
          </table:table-cell>
          <table:table-cell office:value-type="float" office:value="1.35036085593116">
            <text:p>1.3503608559</text:p>
          </table:table-cell>
          <table:table-cell office:value-type="float" office:value="10.8304952919625">
            <text:p>10.830495292</text:p>
          </table:table-cell>
          <table:table-cell office:value-type="float" office:value="16.4149494056566">
            <text:p>16.4149494057</text:p>
          </table:table-cell>
          <table:table-cell office:value-type="float" office:value="7.63420907711253">
            <text:p>7.634209077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3">
            <text:p>3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6880">
            <text:p>6880</text:p>
          </table:table-cell>
          <table:table-cell office:value-type="float" office:value="13120">
            <text:p>13120</text:p>
          </table:table-cell>
          <table:table-cell office:value-type="float" office:value="25456">
            <text:p>25456</text:p>
          </table:table-cell>
          <table:table-cell office:value-type="float" office:value="-35.25">
            <text:p>-35.25</text:p>
          </table:table-cell>
          <table:table-cell office:value-type="float" office:value="924">
            <text:p>924</text:p>
          </table:table-cell>
          <table:table-cell office:value-type="float" office:value="2035">
            <text:p>2035</text:p>
          </table:table-cell>
          <table:table-cell office:value-type="float" office:value="-0.00512354651162791">
            <text:p>-0.0051235465</text:p>
          </table:table-cell>
          <table:table-cell office:value-type="float" office:value="0.0704268292682927">
            <text:p>0.0704268293</text:p>
          </table:table-cell>
          <table:table-cell office:value-type="float" office:value="0.0799418604651163">
            <text:p>0.0799418605</text:p>
          </table:table-cell>
          <table:table-cell office:value-type="float" office:value="0.982119038637862">
            <text:p>0.9821190386</text:p>
          </table:table-cell>
          <table:table-cell office:value-type="float" office:value="1.25621538146936">
            <text:p>1.2562153815</text:p>
          </table:table-cell>
          <table:table-cell office:value-type="float" office:value="1.29232228569497">
            <text:p>1.2923222857</text:p>
          </table:table-cell>
          <table:table-cell office:value-type="float" office:value="0">
            <text:p>0</text:p>
          </table:table-cell>
          <table:table-cell office:value-type="float" office:value="10.1847325763447">
            <text:p>10.1847325763</text:p>
          </table:table-cell>
          <table:table-cell office:value-type="float" office:value="9.01277278867973">
            <text:p>9.012772788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8240">
            <text:p>8240</text:p>
          </table:table-cell>
          <table:table-cell office:value-type="float" office:value="14668">
            <text:p>14668</text:p>
          </table:table-cell>
          <table:table-cell office:value-type="float" office:value="31376">
            <text:p>31376</text:p>
          </table:table-cell>
          <table:table-cell office:value-type="float" office:value="16.625">
            <text:p>16.625</text:p>
          </table:table-cell>
          <table:table-cell office:value-type="float" office:value="127.5">
            <text:p>127.5</text:p>
          </table:table-cell>
          <table:table-cell office:value-type="float" office:value="2525.25">
            <text:p>2525.25</text:p>
          </table:table-cell>
          <table:table-cell office:value-type="float" office:value="0.00201759708737864">
            <text:p>0.0020175971</text:p>
          </table:table-cell>
          <table:table-cell office:value-type="float" office:value="0.00869239160076357">
            <text:p>0.0086923916</text:p>
          </table:table-cell>
          <table:table-cell office:value-type="float" office:value="0.0804834905660377">
            <text:p>0.0804834906</text:p>
          </table:table-cell>
          <table:table-cell office:value-type="float" office:value="1.00706956837392">
            <text:p>1.0070695684</text:p>
          </table:table-cell>
          <table:table-cell office:value-type="float" office:value="1.03057146363928">
            <text:p>1.0305714636</text:p>
          </table:table-cell>
          <table:table-cell office:value-type="float" office:value="1.29438829779837">
            <text:p>1.2943882978</text:p>
          </table:table-cell>
          <table:table-cell table:number-columns-repeated="2" office:value-type="float" office:value="0">
            <text:p>0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132">
            <text:p>132</text:p>
          </table:table-cell>
          <table:table-cell office:value-type="float" office:value="7749">
            <text:p>7749</text:p>
          </table:table-cell>
          <table:table-cell office:value-type="float" office:value="15498">
            <text:p>15498</text:p>
          </table:table-cell>
          <table:table-cell office:value-type="float" office:value="34114">
            <text:p>34114</text:p>
          </table:table-cell>
          <table:table-cell office:value-type="float" office:value="516">
            <text:p>516</text:p>
          </table:table-cell>
          <table:table-cell office:value-type="float" office:value="1459.5">
            <text:p>1459.5</text:p>
          </table:table-cell>
          <table:table-cell office:value-type="float" office:value="1424.5">
            <text:p>1424.5</text:p>
          </table:table-cell>
          <table:table-cell office:value-type="float" office:value="0.0665892373209446">
            <text:p>0.0665892373</text:p>
          </table:table-cell>
          <table:table-cell office:value-type="float" office:value="0.0941734417344173">
            <text:p>0.0941734417</text:p>
          </table:table-cell>
          <table:table-cell office:value-type="float" office:value="0.0417570498915401">
            <text:p>0.0417570499</text:p>
          </table:table-cell>
          <table:table-cell office:value-type="float" office:value="1.2417532186162">
            <text:p>1.2417532186</text:p>
          </table:table-cell>
          <table:table-cell office:value-type="float" office:value="1.34698957484155">
            <text:p>1.3469895748</text:p>
          </table:table-cell>
          <table:table-cell office:value-type="float" office:value="1.14956723100305">
            <text:p>1.149567231</text:p>
          </table:table-cell>
          <table:table-cell office:value-type="float" office:value="10.75214763493">
            <text:p>10.7521476349</text:p>
          </table:table-cell>
          <table:table-cell office:value-type="float" office:value="7.7017011894134">
            <text:p>7.7017011894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3">
            <text:p>3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832">
            <text:p>8832</text:p>
          </table:table-cell>
          <table:table-cell office:value-type="float" office:value="16948">
            <text:p>16948</text:p>
          </table:table-cell>
          <table:table-cell office:value-type="float" office:value="33004">
            <text:p>33004</text:p>
          </table:table-cell>
          <table:table-cell office:value-type="float" office:value="180.5">
            <text:p>180.5</text:p>
          </table:table-cell>
          <table:table-cell office:value-type="float" office:value="593.75">
            <text:p>593.75</text:p>
          </table:table-cell>
          <table:table-cell office:value-type="float" office:value="1156.25">
            <text:p>1156.25</text:p>
          </table:table-cell>
          <table:table-cell office:value-type="float" office:value="0.0204370471014493">
            <text:p>0.0204370471</text:p>
          </table:table-cell>
          <table:table-cell table:number-columns-repeated="2" office:value-type="float" office:value="0.0350336322869955">
            <text:p>0.0350336323</text:p>
          </table:table-cell>
          <table:table-cell office:value-type="float" office:value="1.07234830372776">
            <text:p>1.0723483037</text:p>
          </table:table-cell>
          <table:table-cell table:number-columns-repeated="2" office:value-type="float" office:value="1.12502332957128">
            <text:p>1.1250233296</text:p>
          </table:table-cell>
          <table:table-cell office:value-type="float" office:value="34.2616149742392">
            <text:p>34.2616149742</text:p>
          </table:table-cell>
          <table:table-cell table:number-columns-repeated="2" office:value-type="float" office:value="20.1297777702071">
            <text:p>20.129777770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59">
            <text:p>159</text:p>
          </table:table-cell>
          <table:table-cell office:value-type="float" office:value="8880">
            <text:p>8880</text:p>
          </table:table-cell>
          <table:table-cell office:value-type="float" office:value="17856">
            <text:p>17856</text:p>
          </table:table-cell>
          <table:table-cell office:value-type="float" office:value="32856">
            <text:p>32856</text:p>
          </table:table-cell>
          <table:table-cell office:value-type="float" office:value="410">
            <text:p>410</text:p>
          </table:table-cell>
          <table:table-cell office:value-type="float" office:value="2079">
            <text:p>2079</text:p>
          </table:table-cell>
          <table:table-cell office:value-type="float" office:value="1517">
            <text:p>1517</text:p>
          </table:table-cell>
          <table:table-cell office:value-type="float" office:value="0.0461711711711712">
            <text:p>0.0461711712</text:p>
          </table:table-cell>
          <table:table-cell office:value-type="float" office:value="0.116431451612903">
            <text:p>0.1164314516</text:p>
          </table:table-cell>
          <table:table-cell office:value-type="float" office:value="0.0461711711711712">
            <text:p>0.0461711712</text:p>
          </table:table-cell>
          <table:table-cell office:value-type="float" office:value="1.16577738211184">
            <text:p>1.1657773821</text:p>
          </table:table-cell>
          <table:table-cell office:value-type="float" office:value="1.43408039517755">
            <text:p>1.4340803952</text:p>
          </table:table-cell>
          <table:table-cell office:value-type="float" office:value="1.16577738211184">
            <text:p>1.1657773821</text:p>
          </table:table-cell>
          <table:table-cell office:value-type="float" office:value="15.3565200328905">
            <text:p>15.3565200329</text:p>
          </table:table-cell>
          <table:table-cell office:value-type="float" office:value="6.29347718693299">
            <text:p>6.2934771869</text:p>
          </table:table-cell>
          <table:table-cell office:value-type="float" office:value="15.3565200328905">
            <text:p>15.356520032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3">
            <text:p>3</text:p>
          </table:table-cell>
          <table:table-cell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10304">
            <text:p>10304</text:p>
          </table:table-cell>
          <table:table-cell office:value-type="float" office:value="20448">
            <text:p>20448</text:p>
          </table:table-cell>
          <table:table-cell office:value-type="float" office:value="38554">
            <text:p>38554</text:p>
          </table:table-cell>
          <table:table-cell office:value-type="float" office:value="312">
            <text:p>312</text:p>
          </table:table-cell>
          <table:table-cell office:value-type="float" office:value="834">
            <text:p>834</text:p>
          </table:table-cell>
          <table:table-cell office:value-type="float" office:value="758.5">
            <text:p>758.5</text:p>
          </table:table-cell>
          <table:table-cell office:value-type="float" office:value="0.0302795031055901">
            <text:p>0.0302795031</text:p>
          </table:table-cell>
          <table:table-cell office:value-type="float" office:value="0.0407863849765258">
            <text:p>0.040786385</text:p>
          </table:table-cell>
          <table:table-cell office:value-type="float" office:value="0.0196737044145873">
            <text:p>0.0196737044</text:p>
          </table:table-cell>
          <table:table-cell office:value-type="float" office:value="1.10777528355388">
            <text:p>1.1077752836</text:p>
          </table:table-cell>
          <table:table-cell office:value-type="float" office:value="1.14601286464877">
            <text:p>1.1460128646</text:p>
          </table:table-cell>
          <table:table-cell office:value-type="float" office:value="1.06961659255603">
            <text:p>1.0696165926</text:p>
          </table:table-cell>
          <table:table-cell office:value-type="float" office:value="23.2364805232006">
            <text:p>23.2364805232</text:p>
          </table:table-cell>
          <table:table-cell office:value-type="float" office:value="17.338837114362">
            <text:p>17.3388371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340">
            <text:p>340</text:p>
          </table:table-cell>
          <table:table-cell office:value-type="float" office:value="239">
            <text:p>239</text:p>
          </table:table-cell>
          <table:table-cell office:value-type="float" office:value="8900">
            <text:p>8900</text:p>
          </table:table-cell>
          <table:table-cell office:value-type="float" office:value="20938">
            <text:p>20938</text:p>
          </table:table-cell>
          <table:table-cell office:value-type="float" office:value="41366">
            <text:p>41366</text:p>
          </table:table-cell>
          <table:table-cell office:value-type="float" office:value="-185">
            <text:p>-185</text:p>
          </table:table-cell>
          <table:table-cell office:value-type="float" office:value="1700.5">
            <text:p>1700.5</text:p>
          </table:table-cell>
          <table:table-cell office:value-type="float" office:value="1933.25">
            <text:p>1933.25</text:p>
          </table:table-cell>
          <table:table-cell office:value-type="float" office:value="-0.0207865168539326">
            <text:p>-0.0207865169</text:p>
          </table:table-cell>
          <table:table-cell office:value-type="float" office:value="0.0812159709618875">
            <text:p>0.081215971</text:p>
          </table:table-cell>
          <table:table-cell office:value-type="float" office:value="0.0467352415026834">
            <text:p>0.0467352415</text:p>
          </table:table-cell>
          <table:table-cell office:value-type="float" office:value="0.928094066405757">
            <text:p>0.9280940664</text:p>
          </table:table-cell>
          <table:table-cell office:value-type="float" office:value="1.2971841248876">
            <text:p>1.2971841249</text:p>
          </table:table-cell>
          <table:table-cell office:value-type="float" office:value="1.16785434354409">
            <text:p>1.1678543435</text:p>
          </table:table-cell>
          <table:table-cell office:value-type="float" office:value="-32.9982125849452">
            <text:p>-32.9982125849</text:p>
          </table:table-cell>
          <table:table-cell office:value-type="float" office:value="8.87668028794149">
            <text:p>8.8766802879</text:p>
          </table:table-cell>
          <table:table-cell office:value-type="float" office:value="15.175295099039">
            <text:p>15.17529509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261">
            <text:p>261</text:p>
          </table:table-cell>
          <table:table-cell office:value-type="float" office:value="9260">
            <text:p>9260</text:p>
          </table:table-cell>
          <table:table-cell office:value-type="float" office:value="21810">
            <text:p>21810</text:p>
          </table:table-cell>
          <table:table-cell office:value-type="float" office:value="40848">
            <text:p>40848</text:p>
          </table:table-cell>
          <table:table-cell office:value-type="float" office:value="-17.5">
            <text:p>-17.5</text:p>
          </table:table-cell>
          <table:table-cell office:value-type="float" office:value="1110">
            <text:p>1110</text:p>
          </table:table-cell>
          <table:table-cell office:value-type="float" office:value="1729.75">
            <text:p>1729.75</text:p>
          </table:table-cell>
          <table:table-cell office:value-type="float" office:value="-0.00188984881209503">
            <text:p>-0.0018898488</text:p>
          </table:table-cell>
          <table:table-cell office:value-type="float" office:value="0.0508940852819807">
            <text:p>0.0508940853</text:p>
          </table:table-cell>
          <table:table-cell office:value-type="float" office:value="0.0423460144927536">
            <text:p>0.0423460145</text:p>
          </table:table-cell>
          <table:table-cell office:value-type="float" office:value="0.993392529353591">
            <text:p>0.9933925294</text:p>
          </table:table-cell>
          <table:table-cell office:value-type="float" office:value="1.18320610600364">
            <text:p>1.183206106</text:p>
          </table:table-cell>
          <table:table-cell office:value-type="float" office:value="1.15172569321374">
            <text:p>1.1517256932</text:p>
          </table:table-cell>
          <table:table-cell office:value-type="float" office:value="0">
            <text:p>0</text:p>
          </table:table-cell>
          <table:table-cell office:value-type="float" office:value="13.9631117260638">
            <text:p>13.9631117261</text:p>
          </table:table-cell>
          <table:table-cell office:value-type="float" office:value="16.7128301649005">
            <text:p>16.712830164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3">
            <text:p>3</text:p>
          </table:table-cell>
          <table:table-cell office:value-type="float" office:value="211">
            <text:p>211</text:p>
          </table:table-cell>
          <table:table-cell table:number-columns-repeated="2" office:value-type="float" office:value="281">
            <text:p>281</text:p>
          </table:table-cell>
          <table:table-cell office:value-type="float" office:value="10160">
            <text:p>10160</text:p>
          </table:table-cell>
          <table:table-cell office:value-type="float" office:value="23832">
            <text:p>23832</text:p>
          </table:table-cell>
          <table:table-cell office:value-type="float" office:value="41292">
            <text:p>41292</text:p>
          </table:table-cell>
          <table:table-cell office:value-type="float" office:value="-26">
            <text:p>-26</text:p>
          </table:table-cell>
          <table:table-cell office:value-type="float" office:value="207.625">
            <text:p>207.625</text:p>
          </table:table-cell>
          <table:table-cell office:value-type="float" office:value="2146">
            <text:p>2146</text:p>
          </table:table-cell>
          <table:table-cell office:value-type="float" office:value="-0.00255905511811024">
            <text:p>-0.0025590551</text:p>
          </table:table-cell>
          <table:table-cell office:value-type="float" office:value="0.00871202584759987">
            <text:p>0.0087120258</text:p>
          </table:table-cell>
          <table:table-cell office:value-type="float" office:value="0.0519713261648746">
            <text:p>0.0519713262</text:p>
          </table:table-cell>
          <table:table-cell office:value-type="float" office:value="0.991056142662285">
            <text:p>0.9910561427</text:p>
          </table:table-cell>
          <table:table-cell office:value-type="float" office:value="1.03064085327956">
            <text:p>1.0306408533</text:p>
          </table:table-cell>
          <table:table-cell office:value-type="float" office:value="1.187193638314">
            <text:p>1.187193638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807549598457">
            <text:p>13.680754959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10120">
            <text:p>10120</text:p>
          </table:table-cell>
          <table:table-cell office:value-type="float" office:value="25560">
            <text:p>25560</text:p>
          </table:table-cell>
          <table:table-cell office:value-type="float" office:value="47656">
            <text:p>47656</text:p>
          </table:table-cell>
          <table:table-cell office:value-type="float" office:value="-234.875">
            <text:p>-234.875</text:p>
          </table:table-cell>
          <table:table-cell office:value-type="float" office:value="1042.5">
            <text:p>1042.5</text:p>
          </table:table-cell>
          <table:table-cell office:value-type="float" office:value="1443">
            <text:p>1443</text:p>
          </table:table-cell>
          <table:table-cell office:value-type="float" office:value="-0.0232089920948617">
            <text:p>-0.0232089921</text:p>
          </table:table-cell>
          <table:table-cell office:value-type="float" office:value="0.0407863849765258">
            <text:p>0.040786385</text:p>
          </table:table-cell>
          <table:table-cell office:value-type="float" office:value="0.0302795031055901">
            <text:p>0.0302795031</text:p>
          </table:table-cell>
          <table:table-cell office:value-type="float" office:value="0.919824296003541">
            <text:p>0.919824296</text:p>
          </table:table-cell>
          <table:table-cell office:value-type="float" office:value="1.14601286464877">
            <text:p>1.1460128646</text:p>
          </table:table-cell>
          <table:table-cell office:value-type="float" office:value="1.10777528355388">
            <text:p>1.1077752836</text:p>
          </table:table-cell>
          <table:table-cell office:value-type="float" office:value="-29.5175280993155">
            <text:p>-29.5175280993</text:p>
          </table:table-cell>
          <table:table-cell office:value-type="float" office:value="17.338837114362">
            <text:p>17.3388371144</text:p>
          </table:table-cell>
          <table:table-cell office:value-type="float" office:value="23.2364805232006">
            <text:p>23.236480523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24">
            <text:p>224</text:p>
          </table:table-cell>
          <table:table-cell office:value-type="float" office:value="7740">
            <text:p>7740</text:p>
          </table:table-cell>
          <table:table-cell office:value-type="float" office:value="23140">
            <text:p>23140</text:p>
          </table:table-cell>
          <table:table-cell office:value-type="float" office:value="42816">
            <text:p>42816</text:p>
          </table:table-cell>
          <table:table-cell office:value-type="float" office:value="-71">
            <text:p>-71</text:p>
          </table:table-cell>
          <table:table-cell office:value-type="float" office:value="-481">
            <text:p>-481</text:p>
          </table:table-cell>
          <table:table-cell office:value-type="float" office:value="1500">
            <text:p>1500</text:p>
          </table:table-cell>
          <table:table-cell office:value-type="float" office:value="-0.00917312661498708">
            <text:p>-0.0091731266</text:p>
          </table:table-cell>
          <table:table-cell office:value-type="float" office:value="-0.0207865168539326">
            <text:p>-0.0207865169</text:p>
          </table:table-cell>
          <table:table-cell office:value-type="float" office:value="0.0350336322869955">
            <text:p>0.0350336323</text:p>
          </table:table-cell>
          <table:table-cell office:value-type="float" office:value="0.968058983501259">
            <text:p>0.9680589835</text:p>
          </table:table-cell>
          <table:table-cell office:value-type="float" office:value="0.928094066405757">
            <text:p>0.9280940664</text:p>
          </table:table-cell>
          <table:table-cell office:value-type="float" office:value="1.12502332957128">
            <text:p>1.1250233296</text:p>
          </table:table-cell>
          <table:table-cell office:value-type="float" office:value="0">
            <text:p>0</text:p>
          </table:table-cell>
          <table:table-cell office:value-type="float" office:value="-32.9982125849452">
            <text:p>-32.9982125849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8780">
            <text:p>8780</text:p>
          </table:table-cell>
          <table:table-cell office:value-type="float" office:value="24145">
            <text:p>24145</text:p>
          </table:table-cell>
          <table:table-cell office:value-type="float" office:value="44891">
            <text:p>44891</text:p>
          </table:table-cell>
          <table:table-cell office:value-type="float" office:value="2.625">
            <text:p>2.625</text:p>
          </table:table-cell>
          <table:table-cell office:value-type="float" office:value="7">
            <text:p>7</text:p>
          </table:table-cell>
          <table:table-cell office:value-type="float" office:value="1265.375">
            <text:p>1265.375</text:p>
          </table:table-cell>
          <table:table-cell office:value-type="float" office:value="0.000298974943052392">
            <text:p>0.0002989749</text:p>
          </table:table-cell>
          <table:table-cell office:value-type="float" office:value="0.000289915096293228">
            <text:p>0.0002899151</text:p>
          </table:table-cell>
          <table:table-cell office:value-type="float" office:value="0.0281877213695396">
            <text:p>0.0281877214</text:p>
          </table:table-cell>
          <table:table-cell office:value-type="float" office:value="1.00104658749728">
            <text:p>1.0010465875</text:p>
          </table:table-cell>
          <table:table-cell office:value-type="float" office:value="1.00101486757652">
            <text:p>1.0010148676</text:p>
          </table:table-cell>
          <table:table-cell office:value-type="float" office:value="1.10021433815996">
            <text:p>1.1002143382</text:p>
          </table:table-cell>
          <table:table-cell table:number-columns-repeated="2" office:value-type="float" office:value="0">
            <text:p>0</text:p>
          </table:table-cell>
          <table:table-cell office:value-type="float" office:value="24.9353621665949">
            <text:p>24.935362166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8672">
            <text:p>8672</text:p>
          </table:table-cell>
          <table:table-cell office:value-type="float" office:value="26454">
            <text:p>26454</text:p>
          </table:table-cell>
          <table:table-cell office:value-type="float" office:value="50016">
            <text:p>50016</text:p>
          </table:table-cell>
          <table:table-cell office:value-type="float" office:value="-67.25">
            <text:p>-67.25</text:p>
          </table:table-cell>
          <table:table-cell office:value-type="float" office:value="219.375">
            <text:p>219.375</text:p>
          </table:table-cell>
          <table:table-cell office:value-type="float" office:value="984">
            <text:p>984</text:p>
          </table:table-cell>
          <table:table-cell office:value-type="float" office:value="-0.00775484317343173">
            <text:p>-0.0077548432</text:p>
          </table:table-cell>
          <table:table-cell office:value-type="float" office:value="0.00829269675663416">
            <text:p>0.0082926968</text:p>
          </table:table-cell>
          <table:table-cell office:value-type="float" office:value="0.0196737044145873">
            <text:p>0.0196737044</text:p>
          </table:table-cell>
          <table:table-cell office:value-type="float" office:value="0.972975918574572">
            <text:p>0.9729759186</text:p>
          </table:table-cell>
          <table:table-cell office:value-type="float" office:value="1.02915922553443">
            <text:p>1.0291592255</text:p>
          </table:table-cell>
          <table:table-cell office:value-type="float" office:value="1.06961659255603">
            <text:p>1.06961659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8541">
            <text:p>8541</text:p>
          </table:table-cell>
          <table:table-cell office:value-type="float" office:value="24993">
            <text:p>24993</text:p>
          </table:table-cell>
          <table:table-cell office:value-type="float" office:value="50032">
            <text:p>50032</text:p>
          </table:table-cell>
          <table:table-cell office:value-type="float" office:value="22.5">
            <text:p>22.5</text:p>
          </table:table-cell>
          <table:table-cell office:value-type="float" office:value="244.75">
            <text:p>244.75</text:p>
          </table:table-cell>
          <table:table-cell office:value-type="float" office:value="81.25">
            <text:p>81.25</text:p>
          </table:table-cell>
          <table:table-cell office:value-type="float" office:value="0.00263435194942044">
            <text:p>0.0026343519</text:p>
          </table:table-cell>
          <table:table-cell office:value-type="float" office:value="0.00979274196775097">
            <text:p>0.009792742</text:p>
          </table:table-cell>
          <table:table-cell office:value-type="float" office:value="0.00162396066517429">
            <text:p>0.0016239607</text:p>
          </table:table-cell>
          <table:table-cell office:value-type="float" office:value="1.00923383385095">
            <text:p>1.0092338339</text:p>
          </table:table-cell>
          <table:table-cell office:value-type="float" office:value="1.03446255656581">
            <text:p>1.0344625566</text:p>
          </table:table-cell>
          <table:table-cell office:value-type="float" office:value="1.00568903133466">
            <text:p>1.00568903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8332">
            <text:p>8332</text:p>
          </table:table-cell>
          <table:table-cell office:value-type="float" office:value="24240">
            <text:p>24240</text:p>
          </table:table-cell>
          <table:table-cell office:value-type="float" office:value="44891">
            <text:p>44891</text:p>
          </table:table-cell>
          <table:table-cell office:value-type="float" office:value="636.375">
            <text:p>636.375</text:p>
          </table:table-cell>
          <table:table-cell office:value-type="float" office:value="355">
            <text:p>355</text:p>
          </table:table-cell>
          <table:table-cell office:value-type="float" office:value="1812.875">
            <text:p>1812.875</text:p>
          </table:table-cell>
          <table:table-cell office:value-type="float" office:value="0.0763772203552568">
            <text:p>0.0763772204</text:p>
          </table:table-cell>
          <table:table-cell office:value-type="float" office:value="0.0146452145214521">
            <text:p>0.0146452145</text:p>
          </table:table-cell>
          <table:table-cell office:value-type="float" office:value="0.0403839299636898">
            <text:p>0.04038393</text:p>
          </table:table-cell>
          <table:table-cell office:value-type="float" office:value="1.27875389163022">
            <text:p>1.2787538916</text:p>
          </table:table-cell>
          <table:table-cell office:value-type="float" office:value="1.05167863614951">
            <text:p>1.0516786361</text:p>
          </table:table-cell>
          <table:table-cell office:value-type="float" office:value="1.14454024399957">
            <text:p>1.144540244</text:p>
          </table:table-cell>
          <table:table-cell office:value-type="float" office:value="9.41763561186925">
            <text:p>9.4176356119</text:p>
          </table:table-cell>
          <table:table-cell office:value-type="float" office:value="0">
            <text:p>0</text:p>
          </table:table-cell>
          <table:table-cell office:value-type="float" office:value="17.5082226359561">
            <text:p>17.50822263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24">
            <text:p>424</text:p>
          </table:table-cell>
          <table:table-cell table:number-columns-repeated="2" office:value-type="float" office:value="515">
            <text:p>515</text:p>
          </table:table-cell>
          <table:table-cell office:value-type="float" office:value="9281">
            <text:p>9281</text:p>
          </table:table-cell>
          <table:table-cell office:value-type="float" office:value="26480">
            <text:p>26480</text:p>
          </table:table-cell>
          <table:table-cell office:value-type="float" office:value="48988">
            <text:p>48988</text:p>
          </table:table-cell>
          <table:table-cell office:value-type="float" office:value="909">
            <text:p>909</text:p>
          </table:table-cell>
          <table:table-cell office:value-type="float" office:value="202.375">
            <text:p>202.375</text:p>
          </table:table-cell>
          <table:table-cell office:value-type="float" office:value="374.5">
            <text:p>374.5</text:p>
          </table:table-cell>
          <table:table-cell office:value-type="float" office:value="0.097942032108609">
            <text:p>0.0979420321</text:p>
          </table:table-cell>
          <table:table-cell office:value-type="float" office:value="0.00764256042296073">
            <text:p>0.0076425604</text:p>
          </table:table-cell>
          <table:table-cell office:value-type="float" office:value="0.00764472932146648">
            <text:p>0.0076447293</text:p>
          </table:table-cell>
          <table:table-cell office:value-type="float" office:value="1.36159869002112">
            <text:p>1.36159869</text:p>
          </table:table-cell>
          <table:table-cell office:value-type="float" office:value="1.02686344259081">
            <text:p>1.0268634426</text:p>
          </table:table-cell>
          <table:table-cell office:value-type="float" office:value="1.02687109872247">
            <text:p>1.0268710987</text:p>
          </table:table-cell>
          <table:table-cell office:value-type="float" office:value="7.41829380377871">
            <text:p>7.418293803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722">
            <text:p>722</text:p>
          </table:table-cell>
          <table:table-cell office:value-type="float" office:value="559">
            <text:p>559</text:p>
          </table:table-cell>
          <table:table-cell office:value-type="float" office:value="9622">
            <text:p>9622</text:p>
          </table:table-cell>
          <table:table-cell office:value-type="float" office:value="25441">
            <text:p>25441</text:p>
          </table:table-cell>
          <table:table-cell office:value-type="float" office:value="49654">
            <text:p>49654</text:p>
          </table:table-cell>
          <table:table-cell office:value-type="float" office:value="1020.25">
            <text:p>1020.25</text:p>
          </table:table-cell>
          <table:table-cell office:value-type="float" office:value="1833">
            <text:p>1833</text:p>
          </table:table-cell>
          <table:table-cell office:value-type="float" office:value="-151.5">
            <text:p>-151.5</text:p>
          </table:table-cell>
          <table:table-cell office:value-type="float" office:value="0.106033049262108">
            <text:p>0.1060330493</text:p>
          </table:table-cell>
          <table:table-cell office:value-type="float" office:value="0.0720490546755238">
            <text:p>0.0720490547</text:p>
          </table:table-cell>
          <table:table-cell office:value-type="float" office:value="-0.00305111370685141">
            <text:p>-0.0030511137</text:p>
          </table:table-cell>
          <table:table-cell office:value-type="float" office:value="1.39315196718759">
            <text:p>1.3931519672</text:p>
          </table:table-cell>
          <table:table-cell office:value-type="float" office:value="1.26234618127242">
            <text:p>1.2623461813</text:p>
          </table:table-cell>
          <table:table-cell office:value-type="float" office:value="0.98933934824393">
            <text:p>0.9893393482</text:p>
          </table:table-cell>
          <table:table-cell office:value-type="float" office:value="6.87783948310094">
            <text:p>6.8778394831</text:p>
          </table:table-cell>
          <table:table-cell office:value-type="float" office:value="9.96304487960699">
            <text:p>9.96304487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46">
            <text:p>446</text:p>
          </table:table-cell>
          <table:table-cell table:number-columns-repeated="2" office:value-type="float" office:value="727">
            <text:p>727</text:p>
          </table:table-cell>
          <table:table-cell office:value-type="float" office:value="10300">
            <text:p>10300</text:p>
          </table:table-cell>
          <table:table-cell office:value-type="float" office:value="25410">
            <text:p>25410</text:p>
          </table:table-cell>
          <table:table-cell office:value-type="float" office:value="45806">
            <text:p>45806</text:p>
          </table:table-cell>
          <table:table-cell office:value-type="float" office:value="973.5">
            <text:p>973.5</text:p>
          </table:table-cell>
          <table:table-cell office:value-type="float" office:value="320.875">
            <text:p>320.875</text:p>
          </table:table-cell>
          <table:table-cell office:value-type="float" office:value="2822.75">
            <text:p>2822.75</text:p>
          </table:table-cell>
          <table:table-cell office:value-type="float" office:value="0.0945145631067961">
            <text:p>0.0945145631</text:p>
          </table:table-cell>
          <table:table-cell office:value-type="float" office:value="0.0126279024006297">
            <text:p>0.0126279024</text:p>
          </table:table-cell>
          <table:table-cell office:value-type="float" office:value="0.0616240230537484">
            <text:p>0.0616240231</text:p>
          </table:table-cell>
          <table:table-cell office:value-type="float" office:value="1.34830965604675">
            <text:p>1.348309656</text:p>
          </table:table-cell>
          <table:table-cell office:value-type="float" office:value="1.04451020768352">
            <text:p>1.0445102077</text:p>
          </table:table-cell>
          <table:table-cell office:value-type="float" office:value="1.22312722031408">
            <text:p>1.2231272203</text:p>
          </table:table-cell>
          <table:table-cell office:value-type="float" office:value="7.67511835068569">
            <text:p>7.6751183507</text:p>
          </table:table-cell>
          <table:table-cell office:value-type="float" office:value="0">
            <text:p>0</text:p>
          </table:table-cell>
          <table:table-cell office:value-type="float" office:value="11.591122368852">
            <text:p>11.591122368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2831">
            <text:p>12831</text:p>
          </table:table-cell>
          <table:table-cell office:value-type="float" office:value="30795">
            <text:p>30795</text:p>
          </table:table-cell>
          <table:table-cell office:value-type="float" office:value="57062">
            <text:p>57062</text:p>
          </table:table-cell>
          <table:table-cell office:value-type="float" office:value="1142.42857142857">
            <text:p>1142.4285714286</text:p>
          </table:table-cell>
          <table:table-cell office:value-type="float" office:value="3400.83333333333">
            <text:p>3400.8333333333</text:p>
          </table:table-cell>
          <table:table-cell office:value-type="float" office:value="3960.42857142857">
            <text:p>3960.4285714286</text:p>
          </table:table-cell>
          <table:table-cell office:value-type="float" office:value="0.0890365966353808">
            <text:p>0.0890365966</text:p>
          </table:table-cell>
          <table:table-cell office:value-type="float" office:value="0.110434594360556">
            <text:p>0.1104345944</text:p>
          </table:table-cell>
          <table:table-cell office:value-type="float" office:value="0.0694057090783459">
            <text:p>0.0694057091</text:p>
          </table:table-cell>
          <table:table-cell office:value-type="float" office:value="1.32716601868304">
            <text:p>1.3271660187</text:p>
          </table:table-cell>
          <table:table-cell office:value-type="float" office:value="1.41042484753985">
            <text:p>1.4104248475</text:p>
          </table:table-cell>
          <table:table-cell office:value-type="float" office:value="1.25236160058144">
            <text:p>1.2523616006</text:p>
          </table:table-cell>
          <table:table-cell office:value-type="float" office:value="8.12661684779771">
            <text:p>8.1266168478</text:p>
          </table:table-cell>
          <table:table-cell office:value-type="float" office:value="6.61706430144816">
            <text:p>6.6170643014</text:p>
          </table:table-cell>
          <table:table-cell office:value-type="float" office:value="10.3295878352725">
            <text:p>10.329587835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914">
            <text:p>13914</text:p>
          </table:table-cell>
          <table:table-cell office:value-type="float" office:value="33610">
            <text:p>33610</text:p>
          </table:table-cell>
          <table:table-cell office:value-type="float" office:value="71385">
            <text:p>71385</text:p>
          </table:table-cell>
          <table:table-cell table:number-columns-repeated="2" office:value-type="float" office:value="0">
            <text:p>0</text:p>
          </table:table-cell>
          <table:table-cell office:value-type="float" office:value="3993.33333333333">
            <text:p>3993.3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59407905489015">
            <text:p>0.0559407905</text:p>
          </table:table-cell>
          <table:table-cell office:value-type="float" office:value="1.3">
            <text:p>1.3</text:p>
          </table:table-cell>
          <table:table-cell office:value-type="float" office:value="1.13">
            <text:p>1.13</text:p>
          </table:table-cell>
          <table:table-cell office:value-type="float" office:value="1.20192633613374">
            <text:p>1.2019263361</text:p>
          </table:table-cell>
          <table:table-cell table:number-columns-repeated="2" office:value-type="float" office:value="0">
            <text:p>0</text:p>
          </table:table-cell>
          <table:table-cell office:value-type="float" office:value="12.7341587095353">
            <text:p>12.734158709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5087">
            <text:p>15087</text:p>
          </table:table-cell>
          <table:table-cell office:value-type="float" office:value="35908">
            <text:p>35908</text:p>
          </table:table-cell>
          <table:table-cell office:value-type="float" office:value="74860">
            <text:p>74860</text:p>
          </table:table-cell>
          <table:table-cell table:number-columns-repeated="2" office:value-type="float" office:value="0">
            <text:p>0</text:p>
          </table:table-cell>
          <table:table-cell office:value-type="float" office:value="5964.6">
            <text:p>5964.6</text:p>
          </table:table-cell>
          <table:table-cell table:number-columns-repeated="2" office:value-type="float" office:value="0">
            <text:p>0</text:p>
          </table:table-cell>
          <table:table-cell office:value-type="float" office:value="0.0796767298958055">
            <text:p>0.0796767299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 office:value-type="float" office:value="1.29131138195762">
            <text:p>1.291311382</text:p>
          </table:table-cell>
          <table:table-cell table:number-columns-repeated="2" office:value-type="float" office:value="0">
            <text:p>0</text:p>
          </table:table-cell>
          <table:table-cell office:value-type="float" office:value="9.0416392055851">
            <text:p>9.041639205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63">
            <text:p>463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16329">
            <text:p>16329</text:p>
          </table:table-cell>
          <table:table-cell office:value-type="float" office:value="36527">
            <text:p>36527</text:p>
          </table:table-cell>
          <table:table-cell office:value-type="float" office:value="81857">
            <text:p>81857</text:p>
          </table:table-cell>
          <table:table-cell office:value-type="float" office:value="1507.25">
            <text:p>1507.25</text:p>
          </table:table-cell>
          <table:table-cell office:value-type="float" office:value="701.75">
            <text:p>701.75</text:p>
          </table:table-cell>
          <table:table-cell office:value-type="float" office:value="0">
            <text:p>0</text:p>
          </table:table-cell>
          <table:table-cell office:value-type="float" office:value="0.0923051013534203">
            <text:p>0.0923051014</text:p>
          </table:table-cell>
          <table:table-cell office:value-type="float" office:value="0.0192118159169929">
            <text:p>0.0192118159</text:p>
          </table:table-cell>
          <table:table-cell office:value-type="float" office:value="0">
            <text:p>0</text:p>
          </table:table-cell>
          <table:table-cell office:value-type="float" office:value="1.33976750893927">
            <text:p>1.3397675089</text:p>
          </table:table-cell>
          <table:table-cell office:value-type="float" office:value="1.0679647796963">
            <text:p>1.0679647797</text:p>
          </table:table-cell>
          <table:table-cell office:value-type="float" office:value="1.33">
            <text:p>1.33</text:p>
          </table:table-cell>
          <table:table-cell office:value-type="float" office:value="7.85077964104867">
            <text:p>7.8507796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17714">
            <text:p>17714</text:p>
          </table:table-cell>
          <table:table-cell office:value-type="float" office:value="39031">
            <text:p>39031</text:p>
          </table:table-cell>
          <table:table-cell office:value-type="float" office:value="89507">
            <text:p>89507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3">
            <text:p>1.3</text:p>
          </table:table-cell>
          <table:table-cell office:value-type="float" office:value="1.33">
            <text:p>1.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5">
            <text:p>5</text:p>
          </table:table-cell>
          <table:table-cell office:value-type="float" office:value="506">
            <text:p>506</text:p>
          </table:table-cell>
          <table:table-cell table:number-columns-repeated="2" office:value-type="float" office:value="944">
            <text:p>944</text:p>
          </table:table-cell>
          <table:table-cell office:value-type="float" office:value="17349">
            <text:p>17349</text:p>
          </table:table-cell>
          <table:table-cell office:value-type="float" office:value="41467">
            <text:p>41467</text:p>
          </table:table-cell>
          <table:table-cell office:value-type="float" office:value="97873">
            <text:p>97873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28">
            <text:p>1.28</text:p>
          </table:table-cell>
          <table:table-cell office:value-type="float" office:value="1.33">
            <text:p>1.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6">
            <text:p>96</text:p>
          </table:table-cell>
          <table:table-cell office:value-type="float" office:value="5288.75">
            <text:p>5288.75</text:p>
          </table:table-cell>
          <table:table-cell office:value-type="float" office:value="19492.75">
            <text:p>19492.75</text:p>
          </table:table-cell>
          <table:table-cell office:value-type="float" office:value="23.275">
            <text:p>23.275</text:p>
          </table:table-cell>
          <table:table-cell table:number-columns-repeated="3" office:value-type="float" office:value="5">
            <text:p>5</text:p>
          </table:table-cell>
          <table:table-cell office:value-type="float" office:value="387">
            <text:p>387</text:p>
          </table:table-cell>
          <table:table-cell table:number-columns-repeated="2" office:value-type="float" office:value="847">
            <text:p>847</text:p>
          </table:table-cell>
          <table:table-cell office:value-type="float" office:value="16992">
            <text:p>16992</text:p>
          </table:table-cell>
          <table:table-cell office:value-type="float" office:value="44550">
            <text:p>44550</text:p>
          </table:table-cell>
          <table:table-cell office:value-type="float" office:value="107021">
            <text:p>107021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.3">
            <text:p>1.3</text:p>
          </table:table-cell>
          <table:table-cell office:value-type="float" office:value="1.33">
            <text:p>1.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98">
            <text:p>98</text:p>
          </table:table-cell>
          <table:table-cell office:value-type="float" office:value="5428">
            <text:p>5428</text:p>
          </table:table-cell>
          <table:table-cell office:value-type="float" office:value="20104.6666666667">
            <text:p>20104.6666666667</text:p>
          </table:table-cell>
          <table:table-cell office:value-type="float" office:value="23.07">
            <text:p>23.07</text:p>
          </table:table-cell>
          <table:table-cell table:number-columns-repeated="3" office:value-type="float" office:value="5">
            <text:p>5</text:p>
          </table:table-cell>
          <table:table-cell office:value-type="float" office:value="439">
            <text:p>439</text:p>
          </table:table-cell>
          <table:table-cell table:number-columns-repeated="2" office:value-type="float" office:value="918">
            <text:p>918</text:p>
          </table:table-cell>
          <table:table-cell office:value-type="float" office:value="16642">
            <text:p>16642</text:p>
          </table:table-cell>
          <table:table-cell office:value-type="float" office:value="47032">
            <text:p>47032</text:p>
          </table:table-cell>
          <table:table-cell office:value-type="float" office:value="117023">
            <text:p>117023</text:p>
          </table:table-cell>
          <table:table-cell table:number-columns-repeated="6" office:value-type="float" office:value="0">
            <text:p>0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  <table:table-cell office:value-type="float" office:value="-33">
            <text:p>-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.4">
            <text:p>6.4</text:p>
          </table:table-cell>
          <table:table-cell office:value-type="float" office:value="14.4">
            <text:p>14.4</text:p>
          </table:table-cell>
          <table:table-cell office:value-type="float" office:value="19.4">
            <text:p>19.4</text:p>
          </table:table-cell>
          <table:table-cell office:value-type="float" office:value="6366">
            <text:p>6366</text:p>
          </table:table-cell>
          <table:table-cell office:value-type="float" office:value="8420">
            <text:p>8420</text:p>
          </table:table-cell>
          <table:table-cell office:value-type="float" office:value="11426">
            <text:p>114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1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17:30.50</dc:date>
    <dc:creator>Liam Widdess</dc:creator>
    <meta:editing-duration>P2DT3H30M45S</meta:editing-duration>
    <meta:editing-cycles>185</meta:editing-cycles>
    <meta:generator>OpenOffice/4.1.7$Win32 OpenOffice.org_project/417m1$Build-9800</meta:generator>
    <meta:document-statistic meta:table-count="8" meta:cell-count="749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8cm" svg:y="1.314cm" svg:width="31.252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8">
                <text:p>658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44">
                <text:p>644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96">
                <text:p>796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23">
                <text:p>923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22">
                <text:p>1022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05">
                <text:p>1205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93">
                <text:p>593</text:p>
              </table:table-cell>
              <table:table-cell office:value-type="float" office:value="1208">
                <text:p>1208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93">
                <text:p>693</text:p>
              </table:table-cell>
              <table:table-cell office:value-type="float" office:value="1256">
                <text:p>1256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17">
                <text:p>717</text:p>
              </table:table-cell>
              <table:table-cell office:value-type="float" office:value="1384">
                <text:p>1384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08">
                <text:p>808</text:p>
              </table:table-cell>
              <table:table-cell office:value-type="float" office:value="1623">
                <text:p>1623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57">
                <text:p>857</text:p>
              </table:table-cell>
              <table:table-cell office:value-type="float" office:value="1854">
                <text:p>1854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95">
                <text:p>795</text:p>
              </table:table-cell>
              <table:table-cell office:value-type="float" office:value="1718">
                <text:p>1718</text:p>
              </table:table-cell>
              <table:table-cell office:value-type="float" office:value="4115">
                <text:p>4115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88">
                <text:p>888</text:p>
              </table:table-cell>
              <table:table-cell office:value-type="float" office:value="1916">
                <text:p>1916</text:p>
              </table:table-cell>
              <table:table-cell office:value-type="float" office:value="4847">
                <text:p>484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92">
                <text:p>1092</text:p>
              </table:table-cell>
              <table:table-cell office:value-type="float" office:value="2047">
                <text:p>2047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80">
                <text:p>1080</text:p>
              </table:table-cell>
              <table:table-cell office:value-type="float" office:value="2040">
                <text:p>2040</text:p>
              </table:table-cell>
              <table:table-cell office:value-type="float" office:value="5253">
                <text:p>525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50">
                <text:p>1150</text:p>
              </table:table-cell>
              <table:table-cell office:value-type="float" office:value="2180">
                <text:p>2180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220">
                <text:p>1220</text:p>
              </table:table-cell>
              <table:table-cell office:value-type="float" office:value="2380">
                <text:p>2380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434">
                <text:p>1434</text:p>
              </table:table-cell>
              <table:table-cell office:value-type="float" office:value="2729">
                <text:p>2729</text:p>
              </table:table-cell>
              <table:table-cell office:value-type="float" office:value="5879">
                <text:p>5879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22">
                <text:p>1522</text:p>
              </table:table-cell>
              <table:table-cell office:value-type="float" office:value="2764">
                <text:p>2764</text:p>
              </table:table-cell>
              <table:table-cell office:value-type="float" office:value="4908">
                <text:p>4908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93">
                <text:p>1693</text:p>
              </table:table-cell>
              <table:table-cell office:value-type="float" office:value="2920">
                <text:p>2920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80">
                <text:p>1780</text:p>
              </table:table-cell>
              <table:table-cell office:value-type="float" office:value="3186">
                <text:p>3186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4">
                <text:p>1914</text:p>
              </table:table-cell>
              <table:table-cell office:value-type="float" office:value="3171">
                <text:p>3171</text:p>
              </table:table-cell>
              <table:table-cell office:value-type="float" office:value="5683">
                <text:p>568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502">
                <text:p>3502</text:p>
              </table:table-cell>
              <table:table-cell office:value-type="float" office:value="6154">
                <text:p>615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72">
                <text:p>1772</text:p>
              </table:table-cell>
              <table:table-cell office:value-type="float" office:value="3402">
                <text:p>3402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67">
                <text:p>1967</text:p>
              </table:table-cell>
              <table:table-cell office:value-type="float" office:value="3972">
                <text:p>3972</text:p>
              </table:table-cell>
              <table:table-cell office:value-type="float" office:value="7385">
                <text:p>738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62">
                <text:p>2162</text:p>
              </table:table-cell>
              <table:table-cell office:value-type="float" office:value="4135">
                <text:p>4135</text:p>
              </table:table-cell>
              <table:table-cell office:value-type="float" office:value="8207">
                <text:p>8207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5">
                <text:p>2275</text:p>
              </table:table-cell>
              <table:table-cell office:value-type="float" office:value="4090">
                <text:p>4090</text:p>
              </table:table-cell>
              <table:table-cell office:value-type="float" office:value="8058">
                <text:p>8058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64">
                <text:p>2564</text:p>
              </table:table-cell>
              <table:table-cell office:value-type="float" office:value="4560">
                <text:p>4560</text:p>
              </table:table-cell>
              <table:table-cell office:value-type="float" office:value="9467">
                <text:p>946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408">
                <text:p>2408</text:p>
              </table:table-cell>
              <table:table-cell office:value-type="float" office:value="4983">
                <text:p>4983</text:p>
              </table:table-cell>
              <table:table-cell office:value-type="float" office:value="8697">
                <text:p>869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560">
                <text:p>2560</text:p>
              </table:table-cell>
              <table:table-cell office:value-type="float" office:value="5067">
                <text:p>5067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970">
                <text:p>2970</text:p>
              </table:table-cell>
              <table:table-cell office:value-type="float" office:value="5313">
                <text:p>5313</text:p>
              </table:table-cell>
              <table:table-cell office:value-type="float" office:value="9633">
                <text:p>963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3165">
                <text:p>3165</text:p>
              </table:table-cell>
              <table:table-cell office:value-type="float" office:value="5591">
                <text:p>5591</text:p>
              </table:table-cell>
              <table:table-cell office:value-type="float" office:value="9467">
                <text:p>9467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042">
                <text:p>3042</text:p>
              </table:table-cell>
              <table:table-cell office:value-type="float" office:value="5952">
                <text:p>5952</text:p>
              </table:table-cell>
              <table:table-cell office:value-type="float" office:value="9896">
                <text:p>989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2">
                <text:p>3522</text:p>
              </table:table-cell>
              <table:table-cell office:value-type="float" office:value="6115">
                <text:p>6115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294">
                <text:p>4294</text:p>
              </table:table-cell>
              <table:table-cell office:value-type="float" office:value="6595">
                <text:p>6595</text:p>
              </table:table-cell>
              <table:table-cell office:value-type="float" office:value="12086">
                <text:p>1208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71">
                <text:p>3871</text:p>
              </table:table-cell>
              <table:table-cell office:value-type="float" office:value="6664">
                <text:p>6664</text:p>
              </table:table-cell>
              <table:table-cell office:value-type="float" office:value="11853">
                <text:p>118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922">
                <text:p>3922</text:p>
              </table:table-cell>
              <table:table-cell office:value-type="float" office:value="7320">
                <text:p>7320</text:p>
              </table:table-cell>
              <table:table-cell office:value-type="float" office:value="13023">
                <text:p>1302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479">
                <text:p>4479</text:p>
              </table:table-cell>
              <table:table-cell office:value-type="float" office:value="7895">
                <text:p>7895</text:p>
              </table:table-cell>
              <table:table-cell office:value-type="float" office:value="15220">
                <text:p>1522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820">
                <text:p>4820</text:p>
              </table:table-cell>
              <table:table-cell office:value-type="float" office:value="8245">
                <text:p>8245</text:p>
              </table:table-cell>
              <table:table-cell office:value-type="float" office:value="14995">
                <text:p>1499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752">
                <text:p>4752</text:p>
              </table:table-cell>
              <table:table-cell office:value-type="float" office:value="8547">
                <text:p>8547</text:p>
              </table:table-cell>
              <table:table-cell office:value-type="float" office:value="17117">
                <text:p>1711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014">
                <text:p>5014</text:p>
              </table:table-cell>
              <table:table-cell office:value-type="float" office:value="9072">
                <text:p>9072</text:p>
              </table:table-cell>
              <table:table-cell office:value-type="float" office:value="17823">
                <text:p>1782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732">
                <text:p>5732</text:p>
              </table:table-cell>
              <table:table-cell office:value-type="float" office:value="10153">
                <text:p>10153</text:p>
              </table:table-cell>
              <table:table-cell office:value-type="float" office:value="19952">
                <text:p>199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642">
                <text:p>5642</text:p>
              </table:table-cell>
              <table:table-cell office:value-type="float" office:value="10161">
                <text:p>10161</text:p>
              </table:table-cell>
              <table:table-cell office:value-type="float" office:value="17975">
                <text:p>1797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040">
                <text:p>6040</text:p>
              </table:table-cell>
              <table:table-cell office:value-type="float" office:value="10547">
                <text:p>10547</text:p>
              </table:table-cell>
              <table:table-cell office:value-type="float" office:value="15628">
                <text:p>1562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416">
                <text:p>6416</text:p>
              </table:table-cell>
              <table:table-cell office:value-type="float" office:value="10139">
                <text:p>10139</text:p>
              </table:table-cell>
              <table:table-cell office:value-type="float" office:value="17025">
                <text:p>170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5945">
                <text:p>5945</text:p>
              </table:table-cell>
              <table:table-cell office:value-type="float" office:value="10670">
                <text:p>10670</text:p>
              </table:table-cell>
              <table:table-cell office:value-type="float" office:value="18632">
                <text:p>1863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6191">
                <text:p>6191</text:p>
              </table:table-cell>
              <table:table-cell office:value-type="float" office:value="11520">
                <text:p>11520</text:p>
              </table:table-cell>
              <table:table-cell office:value-type="float" office:value="17146">
                <text:p>1714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5412">
                <text:p>5412</text:p>
              </table:table-cell>
              <table:table-cell office:value-type="float" office:value="10920">
                <text:p>10920</text:p>
              </table:table-cell>
              <table:table-cell office:value-type="float" office:value="17649">
                <text:p>17649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4961">
                <text:p>4961</text:p>
              </table:table-cell>
              <table:table-cell office:value-type="float" office:value="11324">
                <text:p>11324</text:p>
              </table:table-cell>
              <table:table-cell office:value-type="float" office:value="18020">
                <text:p>18020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6519">
                <text:p>6519</text:p>
              </table:table-cell>
              <table:table-cell office:value-type="float" office:value="12633">
                <text:p>12633</text:p>
              </table:table-cell>
              <table:table-cell office:value-type="float" office:value="19314">
                <text:p>19314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7093">
                <text:p>7093</text:p>
              </table:table-cell>
              <table:table-cell office:value-type="float" office:value="12546">
                <text:p>12546</text:p>
              </table:table-cell>
              <table:table-cell office:value-type="float" office:value="21534">
                <text:p>2153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7134">
                <text:p>7134</text:p>
              </table:table-cell>
              <table:table-cell office:value-type="float" office:value="12920">
                <text:p>12920</text:p>
              </table:table-cell>
              <table:table-cell office:value-type="float" office:value="25012">
                <text:p>2501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6880">
                <text:p>6880</text:p>
              </table:table-cell>
              <table:table-cell office:value-type="float" office:value="13120">
                <text:p>13120</text:p>
              </table:table-cell>
              <table:table-cell office:value-type="float" office:value="25456">
                <text:p>2545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240">
                <text:p>8240</text:p>
              </table:table-cell>
              <table:table-cell office:value-type="float" office:value="14668">
                <text:p>14668</text:p>
              </table:table-cell>
              <table:table-cell office:value-type="float" office:value="31376">
                <text:p>31376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7749">
                <text:p>7749</text:p>
              </table:table-cell>
              <table:table-cell office:value-type="float" office:value="15498">
                <text:p>15498</text:p>
              </table:table-cell>
              <table:table-cell office:value-type="float" office:value="34114">
                <text:p>3411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832">
                <text:p>8832</text:p>
              </table:table-cell>
              <table:table-cell office:value-type="float" office:value="16948">
                <text:p>16948</text:p>
              </table:table-cell>
              <table:table-cell office:value-type="float" office:value="33004">
                <text:p>3300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8880">
                <text:p>8880</text:p>
              </table:table-cell>
              <table:table-cell office:value-type="float" office:value="17856">
                <text:p>17856</text:p>
              </table:table-cell>
              <table:table-cell office:value-type="float" office:value="32856">
                <text:p>3285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0304">
                <text:p>10304</text:p>
              </table:table-cell>
              <table:table-cell office:value-type="float" office:value="20448">
                <text:p>20448</text:p>
              </table:table-cell>
              <table:table-cell office:value-type="float" office:value="38554">
                <text:p>38554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8900">
                <text:p>8900</text:p>
              </table:table-cell>
              <table:table-cell office:value-type="float" office:value="20938">
                <text:p>20938</text:p>
              </table:table-cell>
              <table:table-cell office:value-type="float" office:value="41366">
                <text:p>4136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260">
                <text:p>9260</text:p>
              </table:table-cell>
              <table:table-cell office:value-type="float" office:value="21810">
                <text:p>21810</text:p>
              </table:table-cell>
              <table:table-cell office:value-type="float" office:value="40848">
                <text:p>4084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160">
                <text:p>10160</text:p>
              </table:table-cell>
              <table:table-cell office:value-type="float" office:value="23832">
                <text:p>23832</text:p>
              </table:table-cell>
              <table:table-cell office:value-type="float" office:value="41292">
                <text:p>4129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0120">
                <text:p>10120</text:p>
              </table:table-cell>
              <table:table-cell office:value-type="float" office:value="25560">
                <text:p>25560</text:p>
              </table:table-cell>
              <table:table-cell office:value-type="float" office:value="47656">
                <text:p>4765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7740">
                <text:p>7740</text:p>
              </table:table-cell>
              <table:table-cell office:value-type="float" office:value="23140">
                <text:p>23140</text:p>
              </table:table-cell>
              <table:table-cell office:value-type="float" office:value="42816">
                <text:p>4281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8780">
                <text:p>8780</text:p>
              </table:table-cell>
              <table:table-cell office:value-type="float" office:value="24145">
                <text:p>24145</text:p>
              </table:table-cell>
              <table:table-cell office:value-type="float" office:value="44891">
                <text:p>4489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8672">
                <text:p>8672</text:p>
              </table:table-cell>
              <table:table-cell office:value-type="float" office:value="26454">
                <text:p>26454</text:p>
              </table:table-cell>
              <table:table-cell office:value-type="float" office:value="50016">
                <text:p>5001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8541">
                <text:p>8541</text:p>
              </table:table-cell>
              <table:table-cell office:value-type="float" office:value="24993">
                <text:p>24993</text:p>
              </table:table-cell>
              <table:table-cell office:value-type="float" office:value="50032">
                <text:p>5003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8332">
                <text:p>8332</text:p>
              </table:table-cell>
              <table:table-cell office:value-type="float" office:value="24240">
                <text:p>24240</text:p>
              </table:table-cell>
              <table:table-cell office:value-type="float" office:value="44891">
                <text:p>4489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9281">
                <text:p>9281</text:p>
              </table:table-cell>
              <table:table-cell office:value-type="float" office:value="26480">
                <text:p>26480</text:p>
              </table:table-cell>
              <table:table-cell office:value-type="float" office:value="48988">
                <text:p>4898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9622">
                <text:p>9622</text:p>
              </table:table-cell>
              <table:table-cell office:value-type="float" office:value="25441">
                <text:p>25441</text:p>
              </table:table-cell>
              <table:table-cell office:value-type="float" office:value="49654">
                <text:p>4965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300">
                <text:p>10300</text:p>
              </table:table-cell>
              <table:table-cell office:value-type="float" office:value="25410">
                <text:p>25410</text:p>
              </table:table-cell>
              <table:table-cell office:value-type="float" office:value="45806">
                <text:p>4580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31">
                <text:p>12831</text:p>
              </table:table-cell>
              <table:table-cell office:value-type="float" office:value="30795">
                <text:p>30795</text:p>
              </table:table-cell>
              <table:table-cell office:value-type="float" office:value="57062">
                <text:p>5706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914">
                <text:p>13914</text:p>
              </table:table-cell>
              <table:table-cell office:value-type="float" office:value="33610">
                <text:p>33610</text:p>
              </table:table-cell>
              <table:table-cell office:value-type="float" office:value="71385">
                <text:p>7138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5087">
                <text:p>15087</text:p>
              </table:table-cell>
              <table:table-cell office:value-type="float" office:value="35908">
                <text:p>35908</text:p>
              </table:table-cell>
              <table:table-cell office:value-type="float" office:value="74860">
                <text:p>7486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329">
                <text:p>16329</text:p>
              </table:table-cell>
              <table:table-cell office:value-type="float" office:value="36527">
                <text:p>36527</text:p>
              </table:table-cell>
              <table:table-cell office:value-type="float" office:value="81857">
                <text:p>8185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7714">
                <text:p>17714</text:p>
              </table:table-cell>
              <table:table-cell office:value-type="float" office:value="39031">
                <text:p>39031</text:p>
              </table:table-cell>
              <table:table-cell office:value-type="float" office:value="89507">
                <text:p>8950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7349">
                <text:p>17349</text:p>
              </table:table-cell>
              <table:table-cell office:value-type="float" office:value="41467">
                <text:p>41467</text:p>
              </table:table-cell>
              <table:table-cell office:value-type="float" office:value="97873">
                <text:p>97873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992">
                <text:p>16992</text:p>
              </table:table-cell>
              <table:table-cell office:value-type="float" office:value="44550">
                <text:p>44550</text:p>
              </table:table-cell>
              <table:table-cell office:value-type="float" office:value="107021">
                <text:p>10702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642">
                <text:p>16642</text:p>
              </table:table-cell>
              <table:table-cell office:value-type="float" office:value="47032">
                <text:p>47032</text:p>
              </table:table-cell>
              <table:table-cell office:value-type="float" office:value="117023">
                <text:p>117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288.75">
                <text:p>5288.7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7cm" svg:y="1.405cm" svg:width="30.882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275">
                <text:p>23.27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3.07">
                <text:p>23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5cm" svg:y="1.352cm" svg:width="31.34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2170903190914">
                <text:p>1.62170903190914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9463105477592">
                <text:p>1.2946310547759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3880228024575">
                <text:p>1.43880228024575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32415409727658">
                <text:p>1.324154097276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6297722816467">
                <text:p>1.16297722816467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6951944058719">
                <text:p>1.26951944058719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55891220210171">
                <text:p>1.5589122021017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8220117422221">
                <text:p>1.1822011742222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913129923715">
                <text:p>1.2913129923715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55480303460587">
                <text:p>1.55480303460587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6790957479577">
                <text:p>1.26790957479577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4617078358729">
                <text:p>1.34617078358729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1383858663271">
                <text:p>1.1383858663271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5760410575181">
                <text:p>1.25760410575181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62208096594">
                <text:p>1.0662208096594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0940953497188">
                <text:p>1.20940953497188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35816989619377">
                <text:p>1.3581698961937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6092901744382">
                <text:p>1.26092901744382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2597093425606">
                <text:p>1.1259709342560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2554746791549">
                <text:p>1.12554746791549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9286135215655">
                <text:p>1.1928613521565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3823908984155">
                <text:p>1.3382390898415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738822678491">
                <text:p>1.273882267849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1684962038702">
                <text:p>1.168496203870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6544478301092">
                <text:p>1.1654447830109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605141757269">
                <text:p>1.23605141757269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037734433472">
                <text:p>1.103773443347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351908138491">
                <text:p>1.235190813849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8035186303286">
                <text:p>1.1803518630328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0828175018395">
                <text:p>1.2082817501839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0595462111315">
                <text:p>1.1059546211131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19179162390048">
                <text:p>1.1917916239004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4952103523636">
                <text:p>1.24952103523636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7342761010722">
                <text:p>1.1734276101072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21400112533613">
                <text:p>1.2140011253361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4809799101308">
                <text:p>1.2480979910130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2961969381139">
                <text:p>1.1296196938113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288328775444">
                <text:p>1.28832877544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7857484221731">
                <text:p>1.1785748422173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3468730440619">
                <text:p>1.23468730440619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1645579106693">
                <text:p>1.2164557910669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4382918097906">
                <text:p>1.1438291809790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00953134526">
                <text:p>1.170095313452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12923913391">
                <text:p>1.2031292391339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8165550543275">
                <text:p>1.1816555054327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5736418496108">
                <text:p>1.2573641849610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98459040549013">
                <text:p>0.9845904054901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7534821891121">
                <text:p>1.0753482189112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0.860503575685289">
                <text:p>0.86050357568528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27382901899449">
                <text:p>1.27382901899449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2077684323571">
                <text:p>1.0207768432357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6115753581372">
                <text:p>1.0611575358137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34698957484155">
                <text:p>1.3469895748415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15460393935591">
                <text:p>1.15460393935591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25621538146936">
                <text:p>1.2562153814693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057146363928">
                <text:p>1.0305714636392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34698957484155">
                <text:p>1.3469895748415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12502332957128">
                <text:p>1.125023329571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43408039517755">
                <text:p>1.4340803951775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14601286464877">
                <text:p>1.1460128646487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2971841248876">
                <text:p>1.2971841248876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18320610600364">
                <text:p>1.1832061060036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3064085327956">
                <text:p>1.0306408532795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14601286464877">
                <text:p>1.1460128646487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928094066405757">
                <text:p>0.92809406640575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00101486757652">
                <text:p>1.0010148675765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02915922553443">
                <text:p>1.0291592255344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3446255656581">
                <text:p>1.0344625565658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5167863614951">
                <text:p>1.0516786361495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2686344259081">
                <text:p>1.02686344259081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6234618127242">
                <text:p>1.2623461812724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4451020768352">
                <text:p>1.0445102076835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41042484753985">
                <text:p>1.41042484753985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679647796963">
                <text:p>1.067964779696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92.75">
                <text:p>19492.7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0104.6666666667">
                <text:p>20104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